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9"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Text_20_body">
      <style:text-properties fo:color="#000000"/>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list-style-name="">
      <style:paragraph-properties style:text-autospace="none"/>
      <style:text-properties fo:color="#000000" style:font-name="F" fo:font-size="10pt" style:font-name-asian="F" style:font-size-asian="10pt" style:font-name-complex="F" style:font-size-complex="10pt"/>
    </style:style>
    <style:style style:name="P15" style:family="paragraph" style:parent-style-name="Standard" style:list-style-name="">
      <style:paragraph-properties style:text-autospace="none"/>
      <style:text-properties fo:color="#000000" style:font-name="F" fo:font-size="10pt" fo:font-weight="normal" style:font-name-asian="F" style:font-size-asian="10pt" style:font-weight-asian="normal" style:font-name-complex="F" style:font-size-complex="10pt" style:font-weight-complex="normal"/>
    </style:style>
    <style:style style:name="P16" style:family="paragraph" style:parent-style-name="Standard" style:list-style-name="">
      <style:paragraph-properties style:text-autospace="none"/>
      <style:text-properties fo:color="#000000" style:font-name="F" fo:font-size="10pt" style:text-underline-style="none" fo:font-weight="normal" style:font-name-asian="F" style:font-size-asian="10pt" style:font-weight-asian="normal" style:font-name-complex="F" style:font-size-complex="10pt" style:font-weight-complex="normal"/>
    </style:style>
    <style:style style:name="P17" style:family="paragraph" style:parent-style-name="Standard">
      <style:text-properties fo:color="#804000" style:font-name="F" fo:font-size="10pt" style:font-name-asian="F" style:font-size-asian="10pt" style:font-name-complex="F" style:font-size-complex="10pt"/>
    </style:style>
    <style:style style:name="P18" style:family="paragraph" style:parent-style-name="Standard" style:list-style-name="">
      <style:paragraph-properties style:text-autospace="none"/>
      <style:text-properties fo:color="#804000" style:font-name="F" fo:font-size="10pt" style:font-name-asian="F" style:font-size-asian="10pt" style:font-name-complex="F" style:font-size-complex="10pt"/>
    </style:style>
    <style:style style:name="P19" style:family="paragraph" style:parent-style-name="Standard" style:list-style-name="">
      <style:paragraph-properties style:text-autospace="none"/>
      <style:text-properties fo:color="#804000" style:font-name="F" fo:font-size="10pt" fo:font-weight="bold" style:font-name-asian="F" style:font-size-asian="10pt" style:font-weight-asian="bold" style:font-name-complex="F" style:font-size-complex="10pt" style:font-weight-complex="bold"/>
    </style:style>
    <style:style style:name="P20" style:family="paragraph" style:parent-style-name="Standard" style:list-style-name="">
      <style:paragraph-properties style:text-autospace="none"/>
    </style:style>
    <style:style style:name="P21" style:family="paragraph" style:parent-style-name="Standard" style:list-style-name="">
      <style:paragraph-properties style:text-autospace="none"/>
      <style:text-properties fo:color="#000080" style:font-name="F" fo:font-size="10pt" fo:font-weight="bold" style:font-name-asian="F" style:font-size-asian="10pt" style:font-weight-asian="bold" style:font-name-complex="F" style:font-size-complex="10pt" style:font-weight-complex="bold"/>
    </style:style>
    <style:style style:name="P22" style:family="paragraph" style:parent-style-name="Standard" style:list-style-name="">
      <style:paragraph-properties style:text-autospace="none"/>
      <style:text-properties fo:color="#008080" style:font-name="F" fo:font-size="10pt" fo:font-weight="normal" style:font-name-asian="F" style:font-size-asian="10pt" style:font-weight-asian="normal" style:font-name-complex="F" style:font-size-complex="10pt" style:font-weight-complex="normal"/>
    </style:style>
    <style:style style:name="P23" style:family="paragraph" style:parent-style-name="Standard" style:list-style-name="">
      <style:paragraph-properties style:text-autospace="none"/>
      <style:text-properties fo:color="#008080" style:font-name="F" fo:font-size="10pt" style:font-name-asian="F" style:font-size-asian="10pt" style:font-name-complex="F" style:font-size-complex="10pt"/>
    </style:style>
    <style:style style:name="P24" style:family="paragraph" style:parent-style-name="Standard" style:list-style-name="">
      <style:paragraph-properties style:text-autospace="none"/>
      <style:text-properties fo:color="#008000" style:font-name="F" fo:font-size="10pt" style:text-underline-style="none" fo:font-weight="normal" style:font-name-asian="F" style:font-size-asian="10pt" style:font-weight-asian="normal" style:font-name-complex="F" style:font-size-complex="10pt" style:font-weight-complex="normal"/>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fo:color="#000000"/>
    </style:style>
    <style:style style:name="P27" style:family="paragraph" style:parent-style-name="Heading_20_3">
      <style:text-properties fo:color="#000000"/>
    </style:style>
    <style:style style:name="P28" style:family="paragraph">
      <style:paragraph-properties fo:break-before="page"/>
    </style:style>
    <style:style style:name="P29" style:family="paragraph" style:parent-style-name="Heading_20_3">
      <style:paragraph-properties fo:break-before="page"/>
    </style:style>
    <style:style style:name="P30" style:family="paragraph">
      <style:paragraph-properties fo:text-align="center"/>
    </style:style>
    <style:style style:name="T1" style:family="text">
      <style:text-properties fo:color="#000000"/>
    </style:style>
    <style:style style:name="T2" style:family="text">
      <style:text-properties fo:color="#000000" style:font-name="F" fo:font-size="10pt" style:font-name-asian="F" style:font-size-asian="10pt" style:font-name-complex="F" style:font-size-complex="10pt"/>
    </style:style>
    <style:style style:name="T3" style:family="text">
      <style:text-properties fo:color="#000000" style:font-name="F" fo:font-size="10pt" fo:font-weight="normal" style:font-name-asian="F" style:font-size-asian="10pt" style:font-weight-asian="normal" style:font-name-complex="F" style:font-size-complex="10pt" style:font-weight-complex="normal"/>
    </style:style>
    <style:style style:name="T4" style:family="text">
      <style:text-properties fo:color="#000000" style:font-name="F" fo:font-size="10pt" style:text-underline-style="none" fo:font-weight="normal" style:font-name-asian="F" style:font-size-asian="10pt" style:font-weight-asian="normal" style:font-name-complex="F" style:font-size-complex="10pt" style:font-weight-complex="normal"/>
    </style:style>
    <style:style style:name="T5" style:family="text">
      <style:text-properties fo:color="#000000" fo:font-weight="normal" style:font-weight-asian="normal" style:font-weight-complex="normal"/>
    </style:style>
    <style:style style:name="T6" style:family="text">
      <style:text-properties fo:letter-spacing="-0.005cm" fo:language="fr" fo:country="BE"/>
    </style:style>
    <style:style style:name="T7" style:family="text">
      <style:text-properties fo:letter-spacing="-0.005cm" fo:language="en" fo:country="US"/>
    </style:style>
    <style:style style:name="T8" style:family="text">
      <style:text-properties fo:color="#8000ff" style:font-name="F" fo:font-size="10pt" style:font-name-asian="F" style:font-size-asian="10pt" style:font-name-complex="F" style:font-size-complex="10pt"/>
    </style:style>
    <style:style style:name="T9" style:family="text">
      <style:text-properties fo:color="#8000ff" style:font-name="F" fo:font-size="10pt" fo:font-weight="normal" style:font-name-asian="F" style:font-size-asian="10pt" style:font-weight-asian="normal" style:font-name-complex="F" style:font-size-complex="10pt" style:font-weight-complex="normal"/>
    </style:style>
    <style:style style:name="T10" style:family="text">
      <style:text-properties fo:color="#8000ff" style:font-name="F" fo:font-size="10pt" style:text-underline-style="none" fo:font-weight="normal" style:font-name-asian="F" style:font-size-asian="10pt" style:font-weight-asian="normal" style:font-name-complex="F" style:font-size-complex="10pt" style:font-weight-complex="normal"/>
    </style:style>
    <style:style style:name="T11" style:family="text">
      <style:text-properties fo:color="#000080" style:font-name="F" fo:font-size="10pt" fo:font-weight="bold" style:font-name-asian="F" style:font-size-asian="10pt" style:font-weight-asian="bold" style:font-name-complex="F" style:font-size-complex="10pt" style:font-weight-complex="bold"/>
    </style:style>
    <style:style style:name="T12" style:family="text">
      <style:text-properties fo:color="#000080" style:font-name="F" fo:font-size="10pt" style:text-underline-style="none" fo:font-weight="bold" style:font-name-asian="F" style:font-size-asian="10pt" style:font-weight-asian="bold" style:font-name-complex="F" style:font-size-complex="10pt" style:font-weight-complex="bold"/>
    </style:style>
    <style:style style:name="T13" style:family="text">
      <style:text-properties fo:color="#ff8000" style:font-name="F" fo:font-size="10pt" fo:font-weight="normal" style:font-name-asian="F" style:font-size-asian="10pt" style:font-weight-asian="normal" style:font-name-complex="F" style:font-size-complex="10pt" style:font-weight-complex="normal"/>
    </style:style>
    <style:style style:name="T14" style:family="text">
      <style:text-properties fo:color="#ff8000" style:font-name="F" fo:font-size="10pt" style:text-underline-style="none" fo:font-weight="normal" style:font-name-asian="F" style:font-size-asian="10pt" style:font-weight-asian="normal" style:font-name-complex="F" style:font-size-complex="10pt" style:font-weight-complex="normal"/>
    </style:style>
    <style:style style:name="T15" style:family="text">
      <style:text-properties fo:color="#008000" style:font-name="F" fo:font-size="10pt" fo:font-weight="normal" style:font-name-asian="F" style:font-size-asian="10pt" style:font-weight-asian="normal" style:font-name-complex="F" style:font-size-complex="10pt" style:font-weight-complex="normal"/>
    </style:style>
    <style:style style:name="T16" style:family="text">
      <style:text-properties fo:color="#008000" style:font-name="F" fo:font-size="10pt" style:text-underline-style="solid" style:text-underline-width="auto" style:text-underline-color="font-color" fo:font-weight="normal" style:font-name-asian="F" style:font-size-asian="10pt" style:font-weight-asian="normal" style:font-name-complex="F" style:font-size-complex="10pt" style:font-weight-complex="normal"/>
    </style:style>
    <style:style style:name="T17" style:family="text">
      <style:text-properties fo:color="#008000" style:font-name="F" fo:font-size="10pt" style:text-underline-style="none" fo:font-weight="normal" style:font-name-asian="F" style:font-size-asian="10pt" style:font-weight-asian="normal" style:font-name-complex="F" style:font-size-complex="10pt" style:font-weight-complex="normal"/>
    </style:style>
    <style:style style:name="T18" style:family="text">
      <style:text-properties fo:color="#0000ff" style:font-name="F" fo:font-size="10pt" fo:font-weight="bold" style:font-name-asian="F" style:font-size-asian="10pt" style:font-weight-asian="bold" style:font-name-complex="F" style:font-size-complex="10pt" style:font-weight-complex="bold"/>
    </style:style>
    <style:style style:name="T19" style:family="text">
      <style:text-properties fo:color="#0000ff" style:font-name="F" fo:font-size="10pt" style:text-underline-style="none" fo:font-weight="bold" style:font-name-asian="F" style:font-size-asian="10pt" style:font-weight-asian="bold" style:font-name-complex="F" style:font-size-complex="10pt" style:font-weight-complex="bold"/>
    </style:style>
    <style:style style:name="T20" style:family="text">
      <style:text-properties fo:color="#808080" style:font-name="F" fo:font-size="10pt" fo:font-weight="normal" style:font-name-asian="F" style:font-size-asian="10pt" style:font-weight-asian="normal" style:font-name-complex="F" style:font-size-complex="10pt" style:font-weight-complex="normal"/>
    </style:style>
    <style:style style:name="T21" style:family="text">
      <style:text-properties fo:color="#808080" style:font-name="F" fo:font-size="10pt" style:text-underline-style="none" fo:font-weight="normal" style:font-name-asian="F" style:font-size-asian="10pt" style:font-weight-asian="normal" style:font-name-complex="F" style:font-size-complex="10pt" style:font-weight-complex="normal"/>
    </style:style>
    <style:style style:name="T22" style:family="text">
      <style:text-properties fo:color="#804000" style:font-name="F" fo:font-size="10pt" fo:font-weight="normal" style:font-name-asian="F" style:font-size-asian="10pt" style:font-weight-asian="normal" style:font-name-complex="F" style:font-size-complex="10pt" style:font-weight-complex="normal"/>
    </style:style>
    <style:style style:name="T23" style:family="text">
      <style:text-properties fo:color="#008080" style:font-name="F" fo:font-size="10pt" fo:font-weight="normal" style:font-name-asian="F" style:font-size-asian="10pt" style:font-weight-asian="normal" style:font-name-complex="F" style:font-size-complex="10pt" style:font-weight-complex="normal"/>
    </style:style>
    <style:style style:name="T24" style:family="text">
      <style:text-properties fo:color="#008080" style:font-name="F" fo:font-size="10pt" fo:font-weight="bold" style:font-name-asian="F" style:font-size-asian="10pt" style:font-weight-asian="bold" style:font-name-complex="F" style:font-size-complex="10pt" style:font-weight-complex="bold"/>
    </style:style>
    <style:style style:name="T25" style:family="text">
      <style:text-properties fo:color="#008080" style:font-name="F" fo:font-size="10pt" style:font-name-asian="F" style:font-size-asian="10pt" style:font-name-complex="F" style:font-size-complex="10pt"/>
    </style:style>
    <style:style style:name="T2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Informatique en milieu industriel</text:p>
      <text:p text:style-name="P4">--------------------------------------------</text:p>
      <text:p text:style-name="P3"/>
      <text:p text:style-name="P5">3ème année</text:p>
      <text:p text:style-name="P3"/>
      <text:p text:style-name="P3"/>
      <text:p text:style-name="P3"/>
      <text:p text:style-name="P4">Supervision</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6"><text:tab/><text:tab/><text:tab/><text:tab/><text:tab/><text:tab/><text:tab/><text:tab/></text:span><text:span text:style-name="T7">Groupe : 2322</text:span></text:p>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13">I-H élémentaire<text:tab/>3</text:p>
          <text:p text:style-name="P12">Présentation du test réalisé<text:tab/>3</text:p>
          <text:p text:style-name="P12">Code<text:tab/>4</text:p>
          <text:p text:style-name="P12">Compilation<text:tab/>5</text:p>
          <text:p text:style-name="P12">Résultat de la commande env<text:tab/>6</text:p>
          <text:p text:style-name="P13">I-H pour le port parallèle<text:tab/>7</text:p>
          <text:p text:style-name="P12">Présentation du test réalisé<text:tab/>7</text:p>
          <text:p text:style-name="P12">Code<text:tab/>8</text:p>
          <text:p text:style-name="P12">Résultat<text:tab/>11</text:p>
          <text:p text:style-name="P12">Compilation<text:tab/>13</text:p>
          <text:p text:style-name="P12">Résultat de la commande env<text:tab/>14</text:p>
          <text:p text:style-name="P13">Interprétation des résultats<text:tab/>15</text:p>
          <text:p text:style-name="P13">Conclusion<text:tab/>15</text:p>
        </text:index-body>
      </text:table-of-content>
      <text:h text:style-name="P27" text:outline-level="3"/>
      <text:h text:style-name="P26" text:outline-level="2">Présentation de l'application</text:h>
      <text:p text:style-name="Text_20_body"><text:span text:style-name="T1"/></text:p>
      <text:p text:style-name="Text_20_body"><text:span text:style-name="T1"><text:tab/>Notre application est composée d'un serveur tournant sur une machine QNX reliée à un dispositif PETRA (nos test ont été effectué sur la station 3) ainsi que d'un client théoriquement capable de tourner sur n'importe quel environnement (« théoriquement » car c'est du Java et que nous n'avons pas testé notre client sur un environnement Unix).</text:span></text:p>
      <text:p text:style-name="Text_20_body"><text:span text:style-name="T1"/></text:p>
      <text:p text:style-name="Text_20_body"><text:span text:style-name="T1"><text:tab/>Le client (qui tourne pour nos test sur Windows 7) se connecte au serveur par l'intermédiaire du réseau de l'école et reçoit de ce dernier les différents capteurs et leurs états. Il peut également envoyer au dispositif PETRA des commandes afin de modifier l’état de ses actuateurs.</text:span></text:p>
      <text:p text:style-name="Text_20_body"><text:span text:style-name="T1"/></text:p>
      <text:p text:style-name="Text_20_body"><text:span text:style-name="T1"><text:tab/>Le serveur quand à lui se contente d'attendre qu'un client se connecte et d'ensuite lui envoyer l'état de ses capteurs. Ceux si sont rafraîchit toutes les 10ms et ne sont envoyés au client que si des modifications de leur état ont eu lieu (ceci pour éviter de surcharger le réseau avec des paquets inutile). Il est également capable d’interpréter les paquets reçus du client et de modifier ses actuateurs conformément aux commandes reçues.</text:span></text:p>
      <text:p text:style-name="P10"/>
      <text:h text:style-name="Heading_20_2" text:outline-level="2">Schéma</text:h>
      <text:p text:style-name="Text_20_body"/>
      <text:p text:style-name="Text_20_body"><draw:rect text:anchor-type="paragraph" draw:z-index="0" draw:style-name="gr1" draw:text-style-name="P30" svg:width="4.968cm" svg:height="7.557cm" svg:x="1.053cm" svg:y="0.319cm"><text:p text:style-name="P30">Serveur</text:p></draw:rect><draw:rect text:anchor-type="paragraph" draw:z-index="1" draw:style-name="gr1" draw:text-style-name="P30" svg:width="4.735cm" svg:height="7.556cm" svg:x="12.106cm" svg:y="0.497cm"><text:p text:style-name="P30">Client</text:p></draw:rect><draw:rect text:anchor-type="paragraph" draw:z-index="2" draw:style-name="gr1" draw:text-style-name="P30" svg:width="4.645cm" svg:height="2.853cm" svg:x="1.199cm" svg:y="0.76cm"><text:p text:style-name="P30">Ecoute (thread)</text:p></draw:rect><draw:rect text:anchor-type="paragraph" draw:z-index="3" draw:style-name="gr1" draw:text-style-name="P30" svg:width="4.587cm" svg:height="2.999cm" svg:x="1.229cm" svg:y="4.817cm"><text:p text:style-name="P30">Envois</text:p></draw:rect><draw:rect text:anchor-type="paragraph" draw:z-index="4" draw:style-name="gr1" draw:text-style-name="P30" svg:width="4.41cm" svg:height="3.029cm" svg:x="12.254cm" svg:y="0.907cm"><text:p text:style-name="P30">Envois</text:p></draw:rect><draw:rect text:anchor-type="paragraph" draw:z-index="5" draw:style-name="gr1" draw:text-style-name="P30" svg:width="4.439cm" svg:height="3.412cm" svg:x="12.254cm" svg:y="4.464cm"><text:p text:style-name="P30">Ecoute (thread)</text:p></draw:rect><draw:custom-shape text:anchor-type="paragraph" draw:z-index="6" draw:style-name="gr2" svg:width="6.411cm" svg:height="1.001cm" svg:x="5.844cm" svg:y="2.048cm"><text:p>Nouvelle valeur des actuateu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6.439cm" svg:height="1.183cm" svg:x="5.816cm" svg:y="5.546cm"><text:p>Nouvelle valeur des capteu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p>
      <text:h text:style-name="P25" text:outline-level="2">Fichiers source</text:h>
      <text:h text:style-name="Heading_20_3" text:outline-level="3">Serveur : petra.c</text:h>
      <text:p text:style-name="Text_20_body"/>
      <text:p text:style-name="P17">#include "common.h"</text:p>
      <text:p text:style-name="P14"/>
      <text:p text:style-name="P20"><text:span text:style-name="T8">void</text:span><text:span text:style-name="T2"> receiveFromSuperviseur</text:span><text:span text:style-name="T11">();</text:span></text:p>
      <text:p text:style-name="P20"><text:span text:style-name="T9">void</text:span><text:span text:style-name="T3"> initSignal</text:span><text:span text:style-name="T11">();</text:span></text:p>
      <text:p text:style-name="P20"><text:span text:style-name="T9">void</text:span><text:span text:style-name="T3"> handlerEnd</text:span><text:span text:style-name="T11">(</text:span><text:span text:style-name="T9">int</text:span><text:span text:style-name="T3"> signo</text:span><text:span text:style-name="T11">);</text:span></text:p>
      <text:p text:style-name="P15"/>
      <text:p text:style-name="P20"><text:span text:style-name="T9">union</text:span><text:span text:style-name="T3"> </text:span><text:span text:style-name="T11">{</text:span></text:p>
      <text:p text:style-name="P20"><text:span text:style-name="T3"><text:s text:c="4"/></text:span><text:span text:style-name="T9">struct</text:span><text:span text:style-name="T3"> ACTUATEURS act </text:span><text:span text:style-name="T11">;</text:span></text:p>
      <text:p text:style-name="P20"><text:span text:style-name="T3"><text:s text:c="4"/></text:span><text:span text:style-name="T9">unsigned</text:span><text:span text:style-name="T3"> </text:span><text:span text:style-name="T9">char</text:span><text:span text:style-name="T3"> byte </text:span><text:span text:style-name="T11">;</text:span></text:p>
      <text:p text:style-name="P20"><text:span text:style-name="T11">}</text:span><text:span text:style-name="T3"> u_act</text:span><text:span text:style-name="T11">;</text:span></text:p>
      <text:p text:style-name="P15"/>
      <text:p text:style-name="P20"><text:span text:style-name="T9">union</text:span><text:span text:style-name="T3"> </text:span><text:span text:style-name="T11">{</text:span></text:p>
      <text:p text:style-name="P20"><text:span text:style-name="T3"><text:s text:c="4"/></text:span><text:span text:style-name="T9">struct</text:span><text:span text:style-name="T3"> CAPTEURS capt </text:span><text:span text:style-name="T11">;</text:span></text:p>
      <text:p text:style-name="P20"><text:span text:style-name="T3"><text:s text:c="4"/></text:span><text:span text:style-name="T9">unsigned</text:span><text:span text:style-name="T3"> </text:span><text:span text:style-name="T9">char</text:span><text:span text:style-name="T3"> byte </text:span><text:span text:style-name="T11">;</text:span></text:p>
      <text:p text:style-name="P20"><text:span text:style-name="T11">}</text:span><text:span text:style-name="T3"> u_capt</text:span><text:span text:style-name="T11">,</text:span><text:span text:style-name="T3"> new_capt</text:span><text:span text:style-name="T11">;</text:span></text:p>
      <text:p text:style-name="P15"/>
      <text:p text:style-name="P20"><text:span text:style-name="T9">struct</text:span><text:span text:style-name="T3"> </text:span><text:span text:style-name="T11">{</text:span></text:p>
      <text:p text:style-name="P20"><text:span text:style-name="T3"><text:s text:c="4"/>time_t tv_sec</text:span><text:span text:style-name="T11">;</text:span></text:p>
      <text:p text:style-name="P20"><text:span text:style-name="T3"><text:s text:c="4"/></text:span><text:span text:style-name="T9">long</text:span><text:span text:style-name="T3"> tv_nsec</text:span><text:span text:style-name="T11">;</text:span></text:p>
      <text:p text:style-name="P20"><text:span text:style-name="T11">}</text:span><text:span text:style-name="T3"> timespec</text:span><text:span text:style-name="T11">;</text:span></text:p>
      <text:p text:style-name="P15"/>
      <text:p text:style-name="P20"><text:span text:style-name="T9">int</text:span><text:span text:style-name="T3"> fdIn</text:span><text:span text:style-name="T11">,</text:span><text:span text:style-name="T3"> fdOut</text:span><text:span text:style-name="T11">;</text:span></text:p>
      <text:p text:style-name="P20"><text:span text:style-name="T9">int</text:span><text:span text:style-name="T3"> superviseur</text:span><text:span text:style-name="T11">;</text:span></text:p>
      <text:p text:style-name="P15"/>
      <text:p text:style-name="P20"><text:span text:style-name="T9">int</text:span><text:span text:style-name="T3"> main</text:span><text:span text:style-name="T11">(</text:span><text:span text:style-name="T9">void</text:span><text:span text:style-name="T11">)</text:span></text:p>
      <text:p text:style-name="P21">{</text:p>
      <text:p text:style-name="P20"><text:span text:style-name="T3"><text:s text:c="4"/>pthread_t th_receive</text:span><text:span text:style-name="T11">;</text:span></text:p>
      <text:p text:style-name="P20"><text:span text:style-name="T3"><text:s text:c="4"/></text:span><text:span text:style-name="T9">char</text:span><text:span text:style-name="T3"> buffer</text:span><text:span text:style-name="T11">[</text:span><text:span text:style-name="T3">BUFFER_SIZE</text:span><text:span text:style-name="T11">];</text:span></text:p>
      <text:p text:style-name="P15"><text:tab/></text:p>
      <text:p text:style-name="P20"><text:span text:style-name="T9">int</text:span><text:span text:style-name="T3"> nbEnvoi </text:span><text:span text:style-name="T11">=</text:span><text:span text:style-name="T3"> </text:span><text:span text:style-name="T13">0</text:span><text:span text:style-name="T11">;</text:span></text:p>
      <text:p text:style-name="P15"><text:tab/></text:p>
      <text:p text:style-name="P20"><text:span text:style-name="T3"><text:tab/>initSignal</text:span><text:span text:style-name="T11">();</text:span></text:p>
      <text:p text:style-name="P15"><text:s text:c="4"/></text:p>
      <text:p text:style-name="P20"><text:span text:style-name="T3"><text:s text:c="4"/></text:span><text:span text:style-name="T15">// Initialisation du PETRA en entrée</text:span></text:p>
      <text:p text:style-name="P20"><text:span text:style-name="T3"><text:s text:c="4"/></text:span><text:span text:style-name="T18">if</text:span><text:span text:style-name="T11">((</text:span><text:span text:style-name="T3">fdIn </text:span><text:span text:style-name="T11">=</text:span><text:span text:style-name="T3"> open</text:span><text:span text:style-name="T11">(</text:span><text:span text:style-name="T3">FILE_PETRA_IN</text:span><text:span text:style-name="T11">,</text:span><text:span text:style-name="T3"> O_RDONLY</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error</text:span><text:span text:style-name="T11">(</text:span><text:span text:style-name="T20">"Err. ouvertue petra out"</text:span><text:span text:style-name="T11">);</text:span></text:p>
      <text:p text:style-name="P20"><text:span text:style-name="T3"><text:s text:c="8"/></text:span><text:span text:style-name="T18">return</text:span><text:span text:style-name="T3"> </text:span><text:span text:style-name="T11">-</text:span><text:span text:style-name="T13">1</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5">// Initialisation du PETRA en sortie</text:span></text:p>
      <text:p text:style-name="P20"><text:span text:style-name="T3"><text:s text:c="4"/></text:span><text:span text:style-name="T18">if</text:span><text:span text:style-name="T11">((</text:span><text:span text:style-name="T3">fdOut </text:span><text:span text:style-name="T11">=</text:span><text:span text:style-name="T3"> open</text:span><text:span text:style-name="T11">(</text:span><text:span text:style-name="T3">FILE_PETRA_OUT</text:span><text:span text:style-name="T11">,</text:span><text:span text:style-name="T3"> O_WRONLY</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error</text:span><text:span text:style-name="T11">(</text:span><text:span text:style-name="T20">"Err. ouvertue petra out"</text:span><text:span text:style-name="T11">);</text:span></text:p>
      <text:p text:style-name="P20"><text:span text:style-name="T3"><text:s text:c="8"/></text:span><text:span text:style-name="T18">return</text:span><text:span text:style-name="T3"> </text:span><text:span text:style-name="T11">-</text:span><text:span text:style-name="T13">1</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5">// Thread de reception des messages</text:span></text:p>
      <text:p text:style-name="P20"><text:span text:style-name="T3"><text:s text:c="4"/></text:span><text:span text:style-name="T18">if</text:span><text:span text:style-name="T11">(</text:span><text:span text:style-name="T3">pthread_create</text:span><text:span text:style-name="T11">(&amp;</text:span><text:span text:style-name="T3">th_receive</text:span><text:span text:style-name="T11">,</text:span><text:span text:style-name="T3"> </text:span><text:span text:style-name="T18">NULL</text:span><text:span text:style-name="T11">,</text:span><text:span text:style-name="T3"> receiveFromSuperviseur</text:span><text:span text:style-name="T11">,</text:span><text:span text:style-name="T3"> </text:span><text:span text:style-name="T18">NULL</text:span><text:span text:style-name="T11">)</text:span><text:span text:style-name="T3"> </text:span><text:span text:style-name="T11">!=</text:span><text:span text:style-name="T3"> </text:span><text:span text:style-name="T13">0</text:span><text:span text:style-name="T11">)</text:span><text:span text:style-name="T3"> </text:span><text:span text:style-name="T11">{</text:span></text:p>
      <text:p text:style-name="P20"><text:span text:style-name="T3"><text:s text:c="8"/>printf</text:span><text:span text:style-name="T11">(</text:span><text:span text:style-name="T20">"Erreur thread\n"</text:span><text:span text:style-name="T11">);</text:span></text:p>
      <text:p text:style-name="P20"><text:span text:style-name="T3"><text:s text:c="8"/></text:span><text:span text:style-name="T18">return</text:span><text:span text:style-name="T3"> </text:span><text:span text:style-name="T13">1</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5">// Attend que le serveur d'écoute soit lancé</text:span></text:p>
      <text:p text:style-name="P20"><text:span text:style-name="T3"><text:s text:c="4"/>printf</text:span><text:span text:style-name="T11">(</text:span><text:span text:style-name="T20">"Appuyez sur une touche lorsque le serveur d'ecoute sera lance ...\n"</text:span><text:span text:style-name="T11">);</text:span></text:p>
      <text:p text:style-name="P20"><text:soft-page-break/><text:span text:style-name="T3"><text:s text:c="4"/></text:span><text:span text:style-name="T18">while</text:span><text:span text:style-name="T11">(</text:span><text:span text:style-name="T3">kbhit</text:span><text:span text:style-name="T11">()</text:span><text:span text:style-name="T3"> </text:span><text:span text:style-name="T11">==</text:span><text:span text:style-name="T3"> </text:span><text:span text:style-name="T13">0</text:span><text:span text:style-name="T11">);</text:span></text:p>
      <text:p text:style-name="P15"><text:s text:c="4"/></text:p>
      <text:p text:style-name="P20"><text:span text:style-name="T3"><text:s text:c="4"/>initSend</text:span><text:span text:style-name="T11">(&amp;</text:span><text:span text:style-name="T3">superviseur</text:span><text:span text:style-name="T11">,</text:span><text:span text:style-name="T3"> ADDR_SUPERVISEUR</text:span><text:span text:style-name="T11">,</text:span><text:span text:style-name="T3"> PORT_VERS_SUPERVISEUR</text:span><text:span text:style-name="T11">);</text:span></text:p>
      <text:p text:style-name="P15"><text:s text:c="4"/></text:p>
      <text:p text:style-name="P20"><text:span text:style-name="T3"><text:s text:c="4"/></text:span><text:span text:style-name="T15">// Place tout les actuateurs à 0</text:span></text:p>
      <text:p text:style-name="P20"><text:span text:style-name="T3"><text:s text:c="4"/>u_act</text:span><text:span text:style-name="T11">.</text:span><text:span text:style-name="T3">byte </text:span><text:span text:style-name="T11">=</text:span><text:span text:style-name="T3"> </text:span><text:span text:style-name="T13">0x00</text:span><text:span text:style-name="T11">;</text:span></text:p>
      <text:p text:style-name="P20"><text:span text:style-name="T3"><text:s text:c="4"/>write</text:span><text:span text:style-name="T11">(</text:span><text:span text:style-name="T3">fdOut</text:span><text:span text:style-name="T11">,</text:span><text:span text:style-name="T3"> </text:span><text:span text:style-name="T11">&amp;</text:span><text:span text:style-name="T3">u_act</text:span><text:span text:style-name="T11">.</text:span><text:span text:style-name="T3">byte</text:span><text:span text:style-name="T11">,</text:span><text:span text:style-name="T3"> </text:span><text:span text:style-name="T13">1</text:span><text:span text:style-name="T11">);</text:span></text:p>
      <text:p text:style-name="P15"><text:s text:c="4"/></text:p>
      <text:p text:style-name="P20"><text:span text:style-name="T3"><text:s text:c="4"/></text:span><text:span text:style-name="T15">// Mise a jour des capteurs</text:span></text:p>
      <text:p text:style-name="P20"><text:span text:style-name="T3"><text:s text:c="4"/></text:span><text:span text:style-name="T18">while</text:span><text:span text:style-name="T11">(</text:span><text:span text:style-name="T13">1</text:span><text:span text:style-name="T11">)</text:span><text:span text:style-name="T3"> </text:span><text:span text:style-name="T11">{</text:span></text:p>
      <text:p text:style-name="P20"><text:span text:style-name="T3"><text:s text:c="8"/>read</text:span><text:span text:style-name="T11">(</text:span><text:span text:style-name="T3">fdIn</text:span><text:span text:style-name="T11">,</text:span><text:span text:style-name="T3"> </text:span><text:span text:style-name="T11">&amp;</text:span><text:span text:style-name="T3">new_capt</text:span><text:span text:style-name="T11">.</text:span><text:span text:style-name="T3">byte</text:span><text:span text:style-name="T11">,</text:span><text:span text:style-name="T3"> </text:span><text:span text:style-name="T13">1</text:span><text:span text:style-name="T11">);</text:span></text:p>
      <text:p text:style-name="P15"><text:s text:c="8"/></text:p>
      <text:p text:style-name="P20"><text:span text:style-name="T3"><text:s text:c="8"/></text:span><text:span text:style-name="T18">if</text:span><text:span text:style-name="T11">(</text:span><text:span text:style-name="T3">new_capt</text:span><text:span text:style-name="T11">.</text:span><text:span text:style-name="T3">byte </text:span><text:span text:style-name="T11">==</text:span><text:span text:style-name="T3"> u_capt</text:span><text:span text:style-name="T11">.</text:span><text:span text:style-name="T3">byte </text:span><text:span text:style-name="T11">&amp;&amp;</text:span><text:span text:style-name="T3"> nbEnvoi </text:span><text:span text:style-name="T11">&gt;</text:span><text:span text:style-name="T3"> </text:span><text:span text:style-name="T13">0</text:span><text:span text:style-name="T11">)</text:span></text:p>
      <text:p text:style-name="P20"><text:span text:style-name="T3"><text:s text:c="12"/></text:span><text:span text:style-name="T18">continue</text:span><text:span text:style-name="T11">;</text:span></text:p>
      <text:p text:style-name="P15"><text:s text:c="8"/></text:p>
      <text:p text:style-name="P20"><text:span text:style-name="T3"><text:s text:c="8"/></text:span><text:span text:style-name="T15">// Envois des modifications</text:span></text:p>
      <text:p text:style-name="P20"><text:span text:style-name="T3"><text:s text:c="8"/>u_capt</text:span><text:span text:style-name="T11">.</text:span><text:span text:style-name="T3">byte </text:span><text:span text:style-name="T11">=</text:span><text:span text:style-name="T3"> new_capt</text:span><text:span text:style-name="T11">.</text:span><text:span text:style-name="T3">byte</text:span><text:span text:style-name="T11">;</text:span></text:p>
      <text:p text:style-name="P20"><text:span text:style-name="T3"><text:s text:c="8"/>sprintf</text:span><text:span text:style-name="T11">(</text:span><text:span text:style-name="T3">buffer</text:span><text:span text:style-name="T11">,</text:span><text:span text:style-name="T3"> </text:span><text:span text:style-name="T20">"%d"</text:span><text:span text:style-name="T11">,</text:span><text:span text:style-name="T3"> u_capt</text:span><text:span text:style-name="T11">.</text:span><text:span text:style-name="T3">byte</text:span><text:span text:style-name="T11">);</text:span></text:p>
      <text:p text:style-name="P20"><text:span text:style-name="T3"><text:tab/><text:tab/>printf</text:span><text:span text:style-name="T11">(</text:span><text:span text:style-name="T20">"Nouvelle valeur de capteur: %s\n"</text:span><text:span text:style-name="T11">,</text:span><text:span text:style-name="T3"> buffer</text:span><text:span text:style-name="T11">);</text:span></text:p>
      <text:p text:style-name="P20"><text:span text:style-name="T3"><text:s text:c="8"/></text:span><text:span text:style-name="T18">if</text:span><text:span text:style-name="T11">(</text:span><text:span text:style-name="T3">SendTo</text:span><text:span text:style-name="T11">(</text:span><text:span text:style-name="T3">superviseur</text:span><text:span text:style-name="T11">,</text:span><text:span text:style-name="T3"> ADDR_SUPERVISEUR</text:span><text:span text:style-name="T11">,</text:span><text:span text:style-name="T3"> PORT_VERS_SUPERVISEUR</text:span><text:span text:style-name="T11">,</text:span><text:span text:style-name="T3"> buffer</text:span><text:span text:style-name="T11">,</text:span><text:span text:style-name="T3"> BUFFER_SIZE</text:span><text:span text:style-name="T11">)</text:span><text:span text:style-name="T3"> </text:span><text:span text:style-name="T11">&lt;</text:span><text:span text:style-name="T3"> </text:span><text:span text:style-name="T13">0</text:span><text:span text:style-name="T11">)</text:span></text:p>
      <text:p text:style-name="P20"><text:span text:style-name="T3"><text:s text:c="8"/><text:tab/>printf</text:span><text:span text:style-name="T11">(</text:span><text:span text:style-name="T20">"Send echoue\n"</text:span><text:span text:style-name="T11">);</text:span></text:p>
      <text:p text:style-name="P20"><text:span text:style-name="T3"><text:s text:c="8"/>nbEnvoi </text:span><text:span text:style-name="T11">+=</text:span><text:span text:style-name="T3"> </text:span><text:span text:style-name="T13">1</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8">return</text:span><text:span text:style-name="T3"> </text:span><text:span text:style-name="T13">1</text:span><text:span text:style-name="T11">;</text:span></text:p>
      <text:p text:style-name="P21">}</text:p>
      <text:p text:style-name="P15"/>
      <text:p text:style-name="P20"><text:span text:style-name="T9">void</text:span><text:span text:style-name="T3"> receiveFromSuperviseur</text:span><text:span text:style-name="T11">()</text:span></text:p>
      <text:p text:style-name="P21">{</text:p>
      <text:p text:style-name="P20"><text:span text:style-name="T3"><text:s text:c="4"/></text:span><text:span text:style-name="T9">char</text:span><text:span text:style-name="T3"> buffer</text:span><text:span text:style-name="T11">[</text:span><text:span text:style-name="T3">BUFFER_SIZE</text:span><text:span text:style-name="T11">];</text:span></text:p>
      <text:p text:style-name="P20"><text:span text:style-name="T3"><text:s text:c="4"/></text:span><text:span text:style-name="T9">struct</text:span><text:span text:style-name="T3"> sockaddr_in addr</text:span><text:span text:style-name="T11">;</text:span></text:p>
      <text:p text:style-name="P20"><text:span text:style-name="T3"><text:s text:c="4"/></text:span><text:span text:style-name="T9">int</text:span><text:span text:style-name="T3"> value</text:span><text:span text:style-name="T11">,</text:span><text:span text:style-name="T3"> v</text:span><text:span text:style-name="T11">,</text:span><text:span text:style-name="T3"> sockRecv</text:span><text:span text:style-name="T11">,</text:span><text:span text:style-name="T3"> addr_len</text:span><text:span text:style-name="T11">,</text:span><text:span text:style-name="T3"> erreur </text:span><text:span text:style-name="T11">=</text:span><text:span text:style-name="T3"> </text:span><text:span text:style-name="T11">-</text:span><text:span text:style-name="T13">1</text:span><text:span text:style-name="T11">;</text:span></text:p>
      <text:p text:style-name="P15"><text:s text:c="4"/></text:p>
      <text:p text:style-name="P20"><text:span text:style-name="T3"><text:s text:c="4"/>initListen</text:span><text:span text:style-name="T11">(&amp;</text:span><text:span text:style-name="T3">sockRecv</text:span><text:span text:style-name="T11">,</text:span><text:span text:style-name="T3"> </text:span><text:span text:style-name="T11">&amp;</text:span><text:span text:style-name="T3">addr</text:span><text:span text:style-name="T11">,</text:span><text:span text:style-name="T3"> PORT_DEPUIS_SUPERVISEUR</text:span><text:span text:style-name="T11">);</text:span></text:p>
      <text:p text:style-name="P20"><text:span text:style-name="T3"><text:tab/>printf</text:span><text:span text:style-name="T11">(</text:span><text:span text:style-name="T20">"Client connecté\n"</text:span><text:span text:style-name="T11">);</text:span></text:p>
      <text:p text:style-name="P15"><text:s text:c="4"/></text:p>
      <text:p text:style-name="P20"><text:span text:style-name="T3"><text:s text:c="4"/></text:span><text:span text:style-name="T15">// Reception des donnees</text:span></text:p>
      <text:p text:style-name="P20"><text:span text:style-name="T3"><text:s text:c="4"/></text:span><text:span text:style-name="T18">while</text:span><text:span text:style-name="T11">(</text:span><text:span text:style-name="T13">1</text:span><text:span text:style-name="T11">)</text:span><text:span text:style-name="T3"> </text:span><text:span text:style-name="T11">{</text:span></text:p>
      <text:p text:style-name="P20"><text:span text:style-name="T3"><text:s text:c="8"/>addr_len </text:span><text:span text:style-name="T11">=</text:span><text:span text:style-name="T3"> </text:span><text:span text:style-name="T18">sizeof</text:span><text:span text:style-name="T11">(</text:span><text:span text:style-name="T3">addr</text:span><text:span text:style-name="T11">);</text:span></text:p>
      <text:p text:style-name="P20"><text:span text:style-name="T3"><text:s text:c="8"/></text:span><text:span text:style-name="T18">if</text:span><text:span text:style-name="T3"> </text:span><text:span text:style-name="T11">((</text:span><text:span text:style-name="T3">v </text:span><text:span text:style-name="T11">=</text:span><text:span text:style-name="T3"> recvfrom</text:span><text:span text:style-name="T11">(</text:span><text:span text:style-name="T3">sockRecv</text:span><text:span text:style-name="T11">,</text:span><text:span text:style-name="T3"> buffer</text:span><text:span text:style-name="T11">,</text:span><text:span text:style-name="T3"> BUFFER_SIZE</text:span><text:span text:style-name="T11">,</text:span><text:span text:style-name="T3"> </text:span><text:span text:style-name="T13">0</text:span><text:span text:style-name="T11">,</text:span><text:span text:style-name="T3"> </text:span><text:span text:style-name="T11">(</text:span><text:span text:style-name="T9">struct</text:span><text:span text:style-name="T3"> sockaddr </text:span><text:span text:style-name="T11">*)&amp;</text:span><text:span text:style-name="T3">addr</text:span><text:span text:style-name="T11">,</text:span><text:span text:style-name="T3"> </text:span><text:span text:style-name="T11">&amp;</text:span><text:span text:style-name="T3">addr_len</text:span><text:span text:style-name="T11">))</text:span><text:span text:style-name="T3"> </text:span><text:span text:style-name="T11">&gt;</text:span><text:span text:style-name="T3"> </text:span><text:span text:style-name="T13">0</text:span><text:span text:style-name="T11">)</text:span><text:span text:style-name="T3"> </text:span><text:span text:style-name="T11">{</text:span></text:p>
      <text:p text:style-name="P20"><text:span text:style-name="T3"><text:tab/><text:tab/><text:tab/>buffer</text:span><text:span text:style-name="T11">[</text:span><text:span text:style-name="T3">v</text:span><text:span text:style-name="T11">]</text:span><text:span text:style-name="T3"> </text:span><text:span text:style-name="T11">=</text:span><text:span text:style-name="T3"> </text:span><text:span text:style-name="T20">'\0'</text:span><text:span text:style-name="T11">;</text:span></text:p>
      <text:p text:style-name="P20"><text:span text:style-name="T3"><text:s text:c="12"/>printf</text:span><text:span text:style-name="T11">(</text:span><text:span text:style-name="T20">"Message recu: %s\n"</text:span><text:span text:style-name="T11">,</text:span><text:span text:style-name="T3"> buffer</text:span><text:span text:style-name="T11">);</text:span></text:p>
      <text:p text:style-name="P15"><text:tab/><text:tab/><text:tab/></text:p>
      <text:p text:style-name="P20"><text:span text:style-name="T3"><text:tab/><text:tab/><text:tab/></text:span><text:span text:style-name="T18">if</text:span><text:span text:style-name="T11">(</text:span><text:span text:style-name="T3">strcmp</text:span><text:span text:style-name="T11">(</text:span><text:span text:style-name="T20">"SWITCH_STATE"</text:span><text:span text:style-name="T11">,</text:span><text:span text:style-name="T3"> buffer</text:span><text:span text:style-name="T11">)</text:span><text:span text:style-name="T3"> </text:span><text:span text:style-name="T11">==</text:span><text:span text:style-name="T3"> </text:span><text:span text:style-name="T13">0</text:span><text:span text:style-name="T11">)</text:span><text:span text:style-name="T3"> </text:span><text:span text:style-name="T11">{</text:span></text:p>
      <text:p text:style-name="P20"><text:span text:style-name="T3"><text:s text:c="16"/>printf</text:span><text:span text:style-name="T11">(</text:span><text:span text:style-name="T20">"Changement d'etat ...\n"</text:span><text:span text:style-name="T11">,</text:span><text:span text:style-name="T3"> buffer</text:span><text:span text:style-name="T11">);</text:span></text:p>
      <text:p text:style-name="P20"><text:span text:style-name="T3"><text:s text:c="12"/></text:span><text:span text:style-name="T11">}</text:span></text:p>
      <text:p text:style-name="P20"><text:span text:style-name="T3"><text:tab/><text:tab/><text:tab/></text:span><text:span text:style-name="T18">else</text:span><text:span text:style-name="T3"> </text:span><text:span text:style-name="T11">{</text:span></text:p>
      <text:p text:style-name="P20"><text:span text:style-name="T3"><text:tab/><text:tab/><text:tab/><text:tab/>value </text:span><text:span text:style-name="T11">=</text:span><text:span text:style-name="T3"> atoi</text:span><text:span text:style-name="T11">(</text:span><text:span text:style-name="T3">buffer</text:span><text:span text:style-name="T11">);</text:span></text:p>
      <text:p text:style-name="P20"><text:span text:style-name="T3"><text:s text:c="16"/>printf</text:span><text:span text:style-name="T11">(</text:span><text:span text:style-name="T20">"Valeurs d'actuateurs recue: %d\n"</text:span><text:span text:style-name="T11">,</text:span><text:span text:style-name="T3"> value</text:span><text:span text:style-name="T11">);</text:span></text:p>
      <text:p text:style-name="P15"><text:tab/><text:tab/><text:tab/><text:tab/></text:p>
      <text:p text:style-name="P20"><text:span text:style-name="T3"><text:tab/><text:tab/><text:tab/><text:tab/>u_act</text:span><text:span text:style-name="T11">.</text:span><text:span text:style-name="T3">byte </text:span><text:span text:style-name="T11">=</text:span><text:span text:style-name="T3"> value</text:span><text:span text:style-name="T11">;</text:span></text:p>
      <text:p text:style-name="P20"><text:span text:style-name="T3"><text:tab/><text:tab/><text:tab/><text:tab/>write</text:span><text:span text:style-name="T11">(</text:span><text:span text:style-name="T3">fdOut</text:span><text:span text:style-name="T11">,</text:span><text:span text:style-name="T3"> </text:span><text:span text:style-name="T11">&amp;</text:span><text:span text:style-name="T3">u_act</text:span><text:span text:style-name="T11">.</text:span><text:span text:style-name="T3">byte</text:span><text:span text:style-name="T11">,</text:span><text:span text:style-name="T3"> </text:span><text:span text:style-name="T13">1</text:span><text:span text:style-name="T11">);</text:span></text:p>
      <text:p text:style-name="P20"><text:span text:style-name="T3"><text:tab/><text:tab/><text:tab/></text:span><text:span text:style-name="T11">}</text:span></text:p>
      <text:p text:style-name="P20"><text:span text:style-name="T3"><text:s text:c="8"/></text:span><text:span text:style-name="T11">}</text:span></text:p>
      <text:p text:style-name="P20"><text:span text:style-name="T3"><text:s text:c="4"/></text:span><text:span text:style-name="T11">}</text:span></text:p>
      <text:p text:style-name="P21">}</text:p>
      <text:p text:style-name="P15"/>
      <text:p text:style-name="P22">/**</text:p>
      <text:p text:style-name="P22"><text:s/>* Prepare l'armement du signal</text:p>
      <text:p text:style-name="P22"><text:s/>*</text:p>
      <text:p text:style-name="P20"><text:soft-page-break/><text:span text:style-name="T23"><text:s/>* </text:span><text:span text:style-name="T24">@param</text:span><text:span text:style-name="T23"> handler <text:s text:c="6"/>Fonction handler</text:span></text:p>
      <text:p text:style-name="P22"><text:s/>*/</text:p>
      <text:p text:style-name="P20"><text:span text:style-name="T9">void</text:span><text:span text:style-name="T3"> initSignal</text:span><text:span text:style-name="T11">()</text:span></text:p>
      <text:p text:style-name="P21">{</text:p>
      <text:p text:style-name="P20"><text:span text:style-name="T3"><text:s text:c="4"/></text:span><text:span text:style-name="T9">struct</text:span><text:span text:style-name="T3"> sigaction act</text:span><text:span text:style-name="T11">;</text:span></text:p>
      <text:p text:style-name="P20"><text:span text:style-name="T3"><text:s text:c="4"/>sigset_t set</text:span><text:span text:style-name="T11">;</text:span></text:p>
      <text:p text:style-name="P15"><text:s text:c="4"/></text:p>
      <text:p text:style-name="P20"><text:span text:style-name="T3"><text:s text:c="4"/></text:span><text:span text:style-name="T15">// Arme le SIGINT</text:span></text:p>
      <text:p text:style-name="P20"><text:span text:style-name="T3"><text:s text:c="4"/>sigemptyset</text:span><text:span text:style-name="T11">(&amp;</text:span><text:span text:style-name="T3">set</text:span><text:span text:style-name="T11">);</text:span></text:p>
      <text:p text:style-name="P20"><text:span text:style-name="T3"><text:s text:c="4"/>sigaddset</text:span><text:span text:style-name="T11">(&amp;</text:span><text:span text:style-name="T3">set</text:span><text:span text:style-name="T11">,</text:span><text:span text:style-name="T3"> SIGINT</text:span><text:span text:style-name="T11">);</text:span></text:p>
      <text:p text:style-name="P15"><text:s text:c="4"/></text:p>
      <text:p text:style-name="P20"><text:span text:style-name="T3"><text:s text:c="4"/>act</text:span><text:span text:style-name="T11">.</text:span><text:span text:style-name="T3">sa_flags </text:span><text:span text:style-name="T11">=</text:span><text:span text:style-name="T3"> </text:span><text:span text:style-name="T13">0</text:span><text:span text:style-name="T11">;</text:span></text:p>
      <text:p text:style-name="P20"><text:span text:style-name="T3"><text:s text:c="4"/>act</text:span><text:span text:style-name="T11">.</text:span><text:span text:style-name="T3">sa_mask </text:span><text:span text:style-name="T11">=</text:span><text:span text:style-name="T3"> set</text:span><text:span text:style-name="T11">;</text:span></text:p>
      <text:p text:style-name="P20"><text:span text:style-name="T3"><text:s text:c="4"/>act</text:span><text:span text:style-name="T11">.</text:span><text:span text:style-name="T3">sa_handler </text:span><text:span text:style-name="T11">=</text:span><text:span text:style-name="T3"> handlerEnd</text:span><text:span text:style-name="T11">;</text:span></text:p>
      <text:p text:style-name="P20"><text:span text:style-name="T3"><text:s text:c="4"/>sigaction</text:span><text:span text:style-name="T11">(</text:span><text:span text:style-name="T3">SIGINT</text:span><text:span text:style-name="T11">,</text:span><text:span text:style-name="T3"> </text:span><text:span text:style-name="T11">&amp;</text:span><text:span text:style-name="T3">act</text:span><text:span text:style-name="T11">,</text:span><text:span text:style-name="T3"> </text:span><text:span text:style-name="T18">NULL</text:span><text:span text:style-name="T11">);</text:span></text:p>
      <text:p text:style-name="P21">}</text:p>
      <text:p text:style-name="P15"/>
      <text:p text:style-name="P22">/**</text:p>
      <text:p text:style-name="P22"><text:s/>* Ferme le programme proprement</text:p>
      <text:p text:style-name="P22"><text:s/>*</text:p>
      <text:p text:style-name="P20"><text:span text:style-name="T23"><text:s/>* </text:span><text:span text:style-name="T24">@param</text:span><text:span text:style-name="T23"> signo <text:s text:c="4"/>Numero de l'intteruption</text:span></text:p>
      <text:p text:style-name="P22"><text:s/>*/</text:p>
      <text:p text:style-name="P20"><text:span text:style-name="T9">void</text:span><text:span text:style-name="T3"> handlerEnd</text:span><text:span text:style-name="T11">(</text:span><text:span text:style-name="T9">int</text:span><text:span text:style-name="T3"> signo</text:span><text:span text:style-name="T11">)</text:span></text:p>
      <text:p text:style-name="P21">{</text:p>
      <text:p text:style-name="P20"><text:span text:style-name="T3"><text:s text:c="4"/></text:span><text:span text:style-name="T15">// Reception d'un Ctrl + C</text:span></text:p>
      <text:p text:style-name="P20"><text:span text:style-name="T3"><text:s text:c="4"/>printf</text:span><text:span text:style-name="T11">(</text:span><text:span text:style-name="T20">"Terminaison du programme par Ctrl + C\n"</text:span><text:span text:style-name="T11">);</text:span></text:p>
      <text:p text:style-name="P15"><text:s text:c="4"/></text:p>
      <text:p text:style-name="P20"><text:span text:style-name="T3"><text:s text:c="4"/></text:span><text:span text:style-name="T15">// Place tout les actuateurs à 0</text:span></text:p>
      <text:p text:style-name="P20"><text:span text:style-name="T3"><text:s text:c="4"/>u_act</text:span><text:span text:style-name="T11">.</text:span><text:span text:style-name="T3">byte </text:span><text:span text:style-name="T11">=</text:span><text:span text:style-name="T3"> </text:span><text:span text:style-name="T13">0x00</text:span><text:span text:style-name="T11">;</text:span></text:p>
      <text:p text:style-name="P20"><text:span text:style-name="T3"><text:s text:c="4"/>write</text:span><text:span text:style-name="T11">(</text:span><text:span text:style-name="T3">fdOut</text:span><text:span text:style-name="T11">,</text:span><text:span text:style-name="T3"> </text:span><text:span text:style-name="T11">&amp;</text:span><text:span text:style-name="T3">u_act</text:span><text:span text:style-name="T11">.</text:span><text:span text:style-name="T3">byte</text:span><text:span text:style-name="T11">,</text:span><text:span text:style-name="T3"> </text:span><text:span text:style-name="T13">1</text:span><text:span text:style-name="T11">);</text:span></text:p>
      <text:p text:style-name="P15"><text:s text:c="4"/></text:p>
      <text:p text:style-name="P20"><text:span text:style-name="T3"><text:s text:c="4"/>close</text:span><text:span text:style-name="T11">(</text:span><text:span text:style-name="T3">fdIn</text:span><text:span text:style-name="T11">);</text:span></text:p>
      <text:p text:style-name="P20"><text:span text:style-name="T3"><text:s text:c="4"/>close</text:span><text:span text:style-name="T11">(</text:span><text:span text:style-name="T3">fdOut</text:span><text:span text:style-name="T11">);</text:span></text:p>
      <text:p text:style-name="P15"><text:s text:c="4"/></text:p>
      <text:p text:style-name="P20"><text:span text:style-name="T3"><text:s text:c="4"/>exit</text:span><text:span text:style-name="T11">(</text:span><text:span text:style-name="T13">0</text:span><text:span text:style-name="T11">);</text:span></text:p>
      <text:p text:style-name="P21">}</text:p>
      <text:h text:style-name="P29" text:outline-level="3">Serveur : common.c</text:h>
      <text:p text:style-name="P21"><text:span text:style-name="T5"/></text:p>
      <text:p text:style-name="P19"><text:span text:style-name="T26">#include "common.h"</text:span></text:p>
      <text:p text:style-name="P14"/>
      <text:p text:style-name="P14"/>
      <text:p text:style-name="P23">/**</text:p>
      <text:p text:style-name="P23"><text:s/>* Initialise une connexion en sortie</text:p>
      <text:p text:style-name="P23"><text:s/>*</text:p>
      <text:p text:style-name="P20"><text:span text:style-name="T25"><text:s/>* </text:span><text:span text:style-name="T24">@param</text:span><text:span text:style-name="T23"> sock <text:s text:c="5"/>Socket</text:span></text:p>
      <text:p text:style-name="P20"><text:span text:style-name="T23"><text:s/>* </text:span><text:span text:style-name="T24">@param</text:span><text:span text:style-name="T23"> addr <text:s text:c="5"/>Informations de connection</text:span></text:p>
      <text:p text:style-name="P20"><text:span text:style-name="T23"><text:s/>* </text:span><text:span text:style-name="T24">@param</text:span><text:span text:style-name="T23"> port <text:s text:c="5"/>Port d'ecoute</text:span></text:p>
      <text:p text:style-name="P22"><text:s/>*</text:p>
      <text:p text:style-name="P20"><text:span text:style-name="T23"><text:s/>* </text:span><text:span text:style-name="T24">@return</text:span><text:span text:style-name="T23"> <text:s text:c="9"/>1 si succes</text:span></text:p>
      <text:p text:style-name="P22"><text:s/>*/</text:p>
      <text:p text:style-name="P20"><text:span text:style-name="T9">int</text:span><text:span text:style-name="T3"> initSend</text:span><text:span text:style-name="T11">(</text:span><text:span text:style-name="T9">int</text:span><text:span text:style-name="T3"> </text:span><text:span text:style-name="T11">*</text:span><text:span text:style-name="T3">sock</text:span><text:span text:style-name="T11">,</text:span><text:span text:style-name="T3"> </text:span><text:span text:style-name="T9">char</text:span><text:span text:style-name="T11">*</text:span><text:span text:style-name="T3"> addr</text:span><text:span text:style-name="T11">,</text:span><text:span text:style-name="T3"> </text:span><text:span text:style-name="T9">int</text:span><text:span text:style-name="T3"> port</text:span><text:span text:style-name="T11">)</text:span></text:p>
      <text:p text:style-name="P21">{</text:p>
      <text:p text:style-name="P20"><text:span text:style-name="T3"><text:s text:c="4"/></text:span><text:span text:style-name="T9">struct</text:span><text:span text:style-name="T3"> sockaddr_in addr_in</text:span><text:span text:style-name="T11">;</text:span></text:p>
      <text:p text:style-name="P15"><text:s text:c="4"/></text:p>
      <text:p text:style-name="P20"><text:span text:style-name="T3"><text:s text:c="4"/></text:span><text:span text:style-name="T15">// Socket pour envoyer des messages</text:span></text:p>
      <text:p text:style-name="P20"><text:span text:style-name="T3"><text:s text:c="4"/></text:span><text:span text:style-name="T18">if</text:span><text:span text:style-name="T11">((*</text:span><text:span text:style-name="T3">sock </text:span><text:span text:style-name="T11">=</text:span><text:span text:style-name="T3"> socket</text:span><text:span text:style-name="T11">(</text:span><text:span text:style-name="T3">AF_INET</text:span><text:span text:style-name="T11">,</text:span><text:span text:style-name="T3"> SOCK_STREAM</text:span><text:span text:style-name="T11">,</text:span><text:span text:style-name="T3"> </text:span><text:span text:style-name="T13">0</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rintf</text:span><text:span text:style-name="T11">(</text:span><text:span text:style-name="T20">"Cr~ation de socket ~chou~e\n"</text:span><text:span text:style-name="T11">);</text:span></text:p>
      <text:p text:style-name="P20"><text:span text:style-name="T3"><text:s text:c="8"/></text:span><text:span text:style-name="T18">return</text:span><text:span text:style-name="T3"> </text:span><text:span text:style-name="T13">0</text:span><text:span text:style-name="T11">;</text:span></text:p>
      <text:p text:style-name="P20"><text:span text:style-name="T3"><text:s text:c="4"/></text:span><text:span text:style-name="T11">}</text:span></text:p>
      <text:p text:style-name="P15"><text:s text:c="4"/></text:p>
      <text:p text:style-name="P20"><text:span text:style-name="T3"><text:s text:c="4"/>memset</text:span><text:span text:style-name="T11">(&amp;</text:span><text:span text:style-name="T3">addr_in</text:span><text:span text:style-name="T11">,</text:span><text:span text:style-name="T3"> </text:span><text:span text:style-name="T13">0</text:span><text:span text:style-name="T11">,</text:span><text:span text:style-name="T3"> </text:span><text:span text:style-name="T18">sizeof</text:span><text:span text:style-name="T11">(</text:span><text:span text:style-name="T3">addr_in</text:span><text:span text:style-name="T11">));</text:span></text:p>
      <text:p text:style-name="P20"><text:span text:style-name="T3"><text:s text:c="4"/>addr_in</text:span><text:span text:style-name="T11">.</text:span><text:span text:style-name="T3">sin_family </text:span><text:span text:style-name="T11">=</text:span><text:span text:style-name="T3"> AF_INET</text:span><text:span text:style-name="T11">;</text:span></text:p>
      <text:p text:style-name="P20"><text:span text:style-name="T3"><text:s text:c="4"/>addr_in</text:span><text:span text:style-name="T11">.</text:span><text:span text:style-name="T3">sin_addr</text:span><text:span text:style-name="T11">.</text:span><text:span text:style-name="T3">s_addr </text:span><text:span text:style-name="T11">=</text:span><text:span text:style-name="T3"> inet_addr</text:span><text:span text:style-name="T11">(</text:span><text:span text:style-name="T3">addr</text:span><text:span text:style-name="T11">);</text:span></text:p>
      <text:p text:style-name="P20"><text:span text:style-name="T3"><text:s text:c="4"/>addr_in</text:span><text:span text:style-name="T11">.</text:span><text:span text:style-name="T3">sin_port </text:span><text:span text:style-name="T11">=</text:span><text:span text:style-name="T3"> htons</text:span><text:span text:style-name="T11">(</text:span><text:span text:style-name="T3">port</text:span><text:span text:style-name="T11">);</text:span></text:p>
      <text:p text:style-name="P15"><text:s text:c="4"/></text:p>
      <text:p text:style-name="P20"><text:span text:style-name="T3"><text:s text:c="4"/></text:span><text:span text:style-name="T18">if</text:span><text:span text:style-name="T11">(</text:span><text:span text:style-name="T3">connect</text:span><text:span text:style-name="T11">(*</text:span><text:span text:style-name="T3">sock</text:span><text:span text:style-name="T11">,</text:span><text:span text:style-name="T3"> </text:span><text:span text:style-name="T11">(</text:span><text:span text:style-name="T9">struct</text:span><text:span text:style-name="T3"> sockaddr </text:span><text:span text:style-name="T11">*)&amp;</text:span><text:span text:style-name="T3">addr_in</text:span><text:span text:style-name="T11">,</text:span><text:span text:style-name="T3"> </text:span><text:span text:style-name="T18">sizeof</text:span><text:span text:style-name="T11">(</text:span><text:span text:style-name="T3">addr_in</text:span><text:span text:style-name="T11">))</text:span><text:span text:style-name="T3"> </text:span><text:span text:style-name="T11">!=</text:span><text:span text:style-name="T3"> </text:span><text:span text:style-name="T13">0</text:span><text:span text:style-name="T11">)</text:span><text:span text:style-name="T3"> </text:span><text:span text:style-name="T11">{</text:span></text:p>
      <text:p text:style-name="P20"><text:span text:style-name="T3"><text:s text:c="8"/>printf</text:span><text:span text:style-name="T11">(</text:span><text:span text:style-name="T20">"Erreur connect\n"</text:span><text:span text:style-name="T11">);</text:span></text:p>
      <text:p text:style-name="P20"><text:span text:style-name="T3"><text:s text:c="8"/></text:span><text:span text:style-name="T18">return</text:span><text:span text:style-name="T3"> </text:span><text:span text:style-name="T13">0</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8">return</text:span><text:span text:style-name="T3"> </text:span><text:span text:style-name="T13">1</text:span><text:span text:style-name="T11">;</text:span></text:p>
      <text:p text:style-name="P21">}</text:p>
      <text:p text:style-name="P15"/>
      <text:p text:style-name="P22">/**</text:p>
      <text:p text:style-name="P22"><text:s/>* Initialise le socket en ecoute sur le port donne</text:p>
      <text:p text:style-name="P22"><text:s/>*</text:p>
      <text:p text:style-name="P20"><text:span text:style-name="T23"><text:s/>* </text:span><text:span text:style-name="T24">@param</text:span><text:span text:style-name="T23"> sock <text:s text:c="5"/>Socket</text:span></text:p>
      <text:p text:style-name="P20"><text:span text:style-name="T23"><text:s/>* </text:span><text:span text:style-name="T24">@param</text:span><text:span text:style-name="T23"> addr <text:s text:c="5"/>Informations de connection</text:span></text:p>
      <text:p text:style-name="P20"><text:span text:style-name="T23"><text:s/>* </text:span><text:span text:style-name="T24">@param</text:span><text:span text:style-name="T23"> port <text:s text:c="5"/>Port d'ecoute</text:span></text:p>
      <text:p text:style-name="P22"><text:s/>*</text:p>
      <text:p text:style-name="P20"><text:span text:style-name="T23"><text:s/>* </text:span><text:span text:style-name="T24">@return</text:span><text:span text:style-name="T23"> <text:s text:c="9"/>1 si succes</text:span></text:p>
      <text:p text:style-name="P22"><text:s/>*/</text:p>
      <text:p text:style-name="P20"><text:span text:style-name="T9">int</text:span><text:span text:style-name="T3"> initListen</text:span><text:span text:style-name="T11">(</text:span><text:span text:style-name="T9">int</text:span><text:span text:style-name="T3"> </text:span><text:span text:style-name="T11">*</text:span><text:span text:style-name="T3">sock</text:span><text:span text:style-name="T11">,</text:span><text:span text:style-name="T3"> </text:span><text:span text:style-name="T9">struct</text:span><text:span text:style-name="T3"> sockaddr_in </text:span><text:span text:style-name="T11">*</text:span><text:span text:style-name="T3">addr</text:span><text:span text:style-name="T11">,</text:span><text:span text:style-name="T3"> </text:span><text:span text:style-name="T9">int</text:span><text:span text:style-name="T3"> port</text:span><text:span text:style-name="T11">)</text:span></text:p>
      <text:p text:style-name="P21">{</text:p>
      <text:p text:style-name="P20"><text:span text:style-name="T3"><text:s text:c="4"/></text:span><text:span text:style-name="T9">int</text:span><text:span text:style-name="T3"> erreur </text:span><text:span text:style-name="T11">=</text:span><text:span text:style-name="T3"> </text:span><text:span text:style-name="T13">99</text:span><text:span text:style-name="T11">,</text:span><text:span text:style-name="T3"> addr_len</text:span><text:span text:style-name="T11">;</text:span></text:p>
      <text:p text:style-name="P15"><text:s text:c="4"/></text:p>
      <text:p text:style-name="P20"><text:span text:style-name="T3"><text:s text:c="4"/></text:span><text:span text:style-name="T15">// Ouverture du socket</text:span></text:p>
      <text:p text:style-name="P20"><text:span text:style-name="T3"><text:s text:c="4"/></text:span><text:span text:style-name="T18">if</text:span><text:span text:style-name="T11">((*</text:span><text:span text:style-name="T3">sock </text:span><text:span text:style-name="T11">=</text:span><text:span text:style-name="T3"> socket</text:span><text:span text:style-name="T11">(</text:span><text:span text:style-name="T3">AF_INET</text:span><text:span text:style-name="T11">,</text:span><text:span text:style-name="T3"> SOCK_STREAM</text:span><text:span text:style-name="T11">,</text:span><text:span text:style-name="T3"> </text:span><text:span text:style-name="T13">0</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rintf</text:span><text:span text:style-name="T11">(</text:span><text:span text:style-name="T20">"Erreur de socket\n"</text:span><text:span text:style-name="T11">);</text:span></text:p>
      <text:p text:style-name="P20"><text:span text:style-name="T3"><text:s text:c="8"/></text:span><text:span text:style-name="T18">return</text:span><text:span text:style-name="T3"> </text:span><text:span text:style-name="T13">0</text:span><text:span text:style-name="T11">;</text:span></text:p>
      <text:p text:style-name="P20"><text:span text:style-name="T3"><text:s text:c="4"/></text:span><text:span text:style-name="T11">}</text:span></text:p>
      <text:p text:style-name="P15"><text:s text:c="4"/></text:p>
      <text:p text:style-name="P20"><text:span text:style-name="T3"><text:s text:c="4"/>memset</text:span><text:span text:style-name="T11">(</text:span><text:span text:style-name="T3">addr</text:span><text:span text:style-name="T11">,</text:span><text:span text:style-name="T3"> </text:span><text:span text:style-name="T13">0</text:span><text:span text:style-name="T11">,</text:span><text:span text:style-name="T3"> </text:span><text:span text:style-name="T18">sizeof</text:span><text:span text:style-name="T11">(*</text:span><text:span text:style-name="T3">addr</text:span><text:span text:style-name="T11">));</text:span></text:p>
      <text:p text:style-name="P20"><text:span text:style-name="T3"><text:s text:c="4"/>addr</text:span><text:span text:style-name="T11">-&gt;</text:span><text:span text:style-name="T3">sin_family </text:span><text:span text:style-name="T11">=</text:span><text:span text:style-name="T3"> AF_INET</text:span><text:span text:style-name="T11">;</text:span></text:p>
      <text:p text:style-name="P20"><text:soft-page-break/><text:span text:style-name="T3"><text:s text:c="4"/>addr</text:span><text:span text:style-name="T11">-&gt;</text:span><text:span text:style-name="T3">sin_addr</text:span><text:span text:style-name="T11">.</text:span><text:span text:style-name="T3">s_addr </text:span><text:span text:style-name="T11">=</text:span><text:span text:style-name="T3"> INADDR_ANY</text:span><text:span text:style-name="T11">;</text:span></text:p>
      <text:p text:style-name="P20"><text:span text:style-name="T3"><text:s text:c="4"/>addr</text:span><text:span text:style-name="T11">-&gt;</text:span><text:span text:style-name="T3">sin_port </text:span><text:span text:style-name="T11">=</text:span><text:span text:style-name="T3"> htons</text:span><text:span text:style-name="T11">(</text:span><text:span text:style-name="T3">port</text:span><text:span text:style-name="T11">);</text:span></text:p>
      <text:p text:style-name="P15"/>
      <text:p text:style-name="P20"><text:span text:style-name="T3"><text:s text:c="4"/></text:span><text:span text:style-name="T18">if</text:span><text:span text:style-name="T11">(</text:span><text:span text:style-name="T3">bind</text:span><text:span text:style-name="T11">(*</text:span><text:span text:style-name="T3">sock</text:span><text:span text:style-name="T11">,</text:span><text:span text:style-name="T3"> </text:span><text:span text:style-name="T11">(</text:span><text:span text:style-name="T9">struct</text:span><text:span text:style-name="T3"> sockaddr </text:span><text:span text:style-name="T11">*)</text:span><text:span text:style-name="T3">addr</text:span><text:span text:style-name="T11">,</text:span><text:span text:style-name="T3"> </text:span><text:span text:style-name="T18">sizeof</text:span><text:span text:style-name="T11">(*</text:span><text:span text:style-name="T3">addr</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rintf</text:span><text:span text:style-name="T11">(</text:span><text:span text:style-name="T20">"Erreur de bind\n"</text:span><text:span text:style-name="T11">);</text:span></text:p>
      <text:p text:style-name="P20"><text:span text:style-name="T3"><text:s text:c="8"/></text:span><text:span text:style-name="T18">return</text:span><text:span text:style-name="T3"> </text:span><text:span text:style-name="T13">0</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5">// Attend des connexions</text:span></text:p>
      <text:p text:style-name="P20"><text:span text:style-name="T3"><text:s text:c="4"/></text:span><text:span text:style-name="T18">while</text:span><text:span text:style-name="T11">(</text:span><text:span text:style-name="T3">erreur </text:span><text:span text:style-name="T11">!=</text:span><text:span text:style-name="T3"> </text:span><text:span text:style-name="T13">0</text:span><text:span text:style-name="T11">)</text:span></text:p>
      <text:p text:style-name="P20"><text:span text:style-name="T3"><text:s text:c="8"/>erreur </text:span><text:span text:style-name="T11">=</text:span><text:span text:style-name="T3"> listen</text:span><text:span text:style-name="T11">(*</text:span><text:span text:style-name="T3">sock</text:span><text:span text:style-name="T11">,</text:span><text:span text:style-name="T3"> </text:span><text:span text:style-name="T13">1</text:span><text:span text:style-name="T11">);</text:span></text:p>
      <text:p text:style-name="P15"><text:s text:c="4"/></text:p>
      <text:p text:style-name="P20"><text:span text:style-name="T3"><text:s text:c="4"/>addr_len </text:span><text:span text:style-name="T11">=</text:span><text:span text:style-name="T3"> </text:span><text:span text:style-name="T18">sizeof</text:span><text:span text:style-name="T11">(</text:span><text:span text:style-name="T3">addr</text:span><text:span text:style-name="T11">);</text:span></text:p>
      <text:p text:style-name="P20"><text:span text:style-name="T3"><text:s text:c="4"/></text:span><text:span text:style-name="T18">if</text:span><text:span text:style-name="T11">((*</text:span><text:span text:style-name="T3">sock </text:span><text:span text:style-name="T11">=</text:span><text:span text:style-name="T3"> accept</text:span><text:span text:style-name="T11">(*</text:span><text:span text:style-name="T3">sock</text:span><text:span text:style-name="T11">,</text:span><text:span text:style-name="T3"> </text:span><text:span text:style-name="T11">(</text:span><text:span text:style-name="T9">struct</text:span><text:span text:style-name="T3"> sockaddr </text:span><text:span text:style-name="T11">*)&amp;</text:span><text:span text:style-name="T3">addr</text:span><text:span text:style-name="T11">,</text:span><text:span text:style-name="T3"> </text:span><text:span text:style-name="T11">&amp;</text:span><text:span text:style-name="T3">addr_len</text:span><text:span text:style-name="T11">))</text:span><text:span text:style-name="T3"> </text:span><text:span text:style-name="T11">==</text:span><text:span text:style-name="T3"> </text:span><text:span text:style-name="T11">-</text:span><text:span text:style-name="T13">1</text:span><text:span text:style-name="T11">)</text:span><text:span text:style-name="T3"> </text:span><text:span text:style-name="T11">{</text:span></text:p>
      <text:p text:style-name="P20"><text:span text:style-name="T3"><text:s text:c="8"/>printf</text:span><text:span text:style-name="T11">(</text:span><text:span text:style-name="T20">"Accept: error\n"</text:span><text:span text:style-name="T11">);</text:span></text:p>
      <text:p text:style-name="P20"><text:span text:style-name="T3"><text:s text:c="8"/></text:span><text:span text:style-name="T18">return</text:span><text:span text:style-name="T3"> </text:span><text:span text:style-name="T13">0</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18">return</text:span><text:span text:style-name="T3"> </text:span><text:span text:style-name="T13">1</text:span><text:span text:style-name="T11">;</text:span></text:p>
      <text:p text:style-name="P21">}</text:p>
      <text:p text:style-name="P15"/>
      <text:p text:style-name="P22">/**</text:p>
      <text:p text:style-name="P22"><text:s/>* Envoit le message donne</text:p>
      <text:p text:style-name="P22"><text:s/>*</text:p>
      <text:p text:style-name="P20"><text:span text:style-name="T23"><text:s/>* </text:span><text:span text:style-name="T24">@param</text:span><text:span text:style-name="T23"> sock <text:s text:c="5"/>Socket sur lequel envoyer le message</text:span></text:p>
      <text:p text:style-name="P20"><text:span text:style-name="T23"><text:s/>* </text:span><text:span text:style-name="T24">@param</text:span><text:span text:style-name="T23"> host <text:s text:c="5"/>Adresse de la cible</text:span></text:p>
      <text:p text:style-name="P20"><text:span text:style-name="T23"><text:s/>* </text:span><text:span text:style-name="T24">@param</text:span><text:span text:style-name="T23"> port <text:s text:c="5"/>Port de la cible</text:span></text:p>
      <text:p text:style-name="P20"><text:span text:style-name="T23"><text:s/>* </text:span><text:span text:style-name="T24">@param</text:span><text:span text:style-name="T23"> buffer <text:s text:c="3"/>Message</text:span></text:p>
      <text:p text:style-name="P20"><text:span text:style-name="T23"><text:s/>* </text:span><text:span text:style-name="T24">@param</text:span><text:span text:style-name="T23"> size <text:s text:c="5"/>Taille du message</text:span></text:p>
      <text:p text:style-name="P22"><text:s/>*/</text:p>
      <text:p text:style-name="P20"><text:span text:style-name="T9">int</text:span><text:span text:style-name="T3"> SendTo</text:span><text:span text:style-name="T11">(</text:span><text:span text:style-name="T9">int</text:span><text:span text:style-name="T3"> sock</text:span><text:span text:style-name="T11">,</text:span><text:span text:style-name="T3"> </text:span><text:span text:style-name="T9">const</text:span><text:span text:style-name="T3"> </text:span><text:span text:style-name="T9">char</text:span><text:span text:style-name="T3"> </text:span><text:span text:style-name="T11">*</text:span><text:span text:style-name="T3">host</text:span><text:span text:style-name="T11">,</text:span><text:span text:style-name="T3"> </text:span><text:span text:style-name="T9">unsigned</text:span><text:span text:style-name="T3"> </text:span><text:span text:style-name="T9">short</text:span><text:span text:style-name="T3"> </text:span><text:span text:style-name="T9">int</text:span><text:span text:style-name="T3"> port</text:span><text:span text:style-name="T11">,</text:span><text:span text:style-name="T3"> </text:span><text:span text:style-name="T9">const</text:span><text:span text:style-name="T3"> </text:span><text:span text:style-name="T9">char</text:span><text:span text:style-name="T3"> </text:span><text:span text:style-name="T11">*</text:span><text:span text:style-name="T3">buffer</text:span><text:span text:style-name="T11">,</text:span><text:span text:style-name="T3"> </text:span><text:span text:style-name="T9">int</text:span><text:span text:style-name="T3"> size</text:span><text:span text:style-name="T11">)</text:span></text:p>
      <text:p text:style-name="P21">{</text:p>
      <text:p text:style-name="P20"><text:span text:style-name="T3"><text:s text:c="3"/></text:span><text:span text:style-name="T9">struct</text:span><text:span text:style-name="T3"> sockaddr_in addr</text:span><text:span text:style-name="T11">;</text:span></text:p>
      <text:p text:style-name="P20"><text:span text:style-name="T3"><text:s text:c="3"/></text:span><text:span text:style-name="T9">struct</text:span><text:span text:style-name="T3"> hostent </text:span><text:span text:style-name="T11">*</text:span><text:span text:style-name="T3">hp</text:span><text:span text:style-name="T11">;</text:span></text:p>
      <text:p text:style-name="P20"><text:span text:style-name="T3"><text:s text:c="3"/></text:span><text:span text:style-name="T9">int</text:span><text:span text:style-name="T3"> v</text:span><text:span text:style-name="T11">;</text:span></text:p>
      <text:p text:style-name="P15"/>
      <text:p text:style-name="P20"><text:span text:style-name="T3"><text:s text:c="3"/></text:span><text:span text:style-name="T18">if</text:span><text:span text:style-name="T3"> </text:span><text:span text:style-name="T11">((</text:span><text:span text:style-name="T3">hp </text:span><text:span text:style-name="T11">=</text:span><text:span text:style-name="T3"> gethostbyname</text:span><text:span text:style-name="T11">(</text:span><text:span text:style-name="T3">host</text:span><text:span text:style-name="T11">))</text:span><text:span text:style-name="T3"> </text:span><text:span text:style-name="T11">==</text:span><text:span text:style-name="T3"> </text:span><text:span text:style-name="T18">NULL</text:span><text:span text:style-name="T11">)</text:span></text:p>
      <text:p text:style-name="P20"><text:span text:style-name="T3"><text:s text:c="6"/></text:span><text:span text:style-name="T18">return</text:span><text:span text:style-name="T3"> </text:span><text:span text:style-name="T11">-</text:span><text:span text:style-name="T13">1</text:span><text:span text:style-name="T11">;</text:span></text:p>
      <text:p text:style-name="P15"/>
      <text:p text:style-name="P20"><text:span text:style-name="T3"><text:s text:c="3"/>memset</text:span><text:span text:style-name="T11">(&amp;</text:span><text:span text:style-name="T3">addr</text:span><text:span text:style-name="T11">,</text:span><text:span text:style-name="T3"> </text:span><text:span text:style-name="T13">0</text:span><text:span text:style-name="T11">,</text:span><text:span text:style-name="T3"> </text:span><text:span text:style-name="T18">sizeof</text:span><text:span text:style-name="T11">(</text:span><text:span text:style-name="T3">addr</text:span><text:span text:style-name="T11">));</text:span></text:p>
      <text:p text:style-name="P20"><text:span text:style-name="T3"><text:s text:c="3"/>addr</text:span><text:span text:style-name="T11">.</text:span><text:span text:style-name="T3">sin_family </text:span><text:span text:style-name="T11">=</text:span><text:span text:style-name="T3"> AF_INET</text:span><text:span text:style-name="T11">;</text:span></text:p>
      <text:p text:style-name="P20"><text:span text:style-name="T3"><text:s text:c="3"/>memcpy</text:span><text:span text:style-name="T11">(&amp;</text:span><text:span text:style-name="T3">addr</text:span><text:span text:style-name="T11">.</text:span><text:span text:style-name="T3">sin_addr</text:span><text:span text:style-name="T11">,</text:span><text:span text:style-name="T3"> hp</text:span><text:span text:style-name="T11">-&gt;</text:span><text:span text:style-name="T3">h_addr</text:span><text:span text:style-name="T11">,</text:span><text:span text:style-name="T3"> hp</text:span><text:span text:style-name="T11">-&gt;</text:span><text:span text:style-name="T3">h_length</text:span><text:span text:style-name="T11">);</text:span></text:p>
      <text:p text:style-name="P20"><text:span text:style-name="T3"><text:s text:c="3"/>addr</text:span><text:span text:style-name="T11">.</text:span><text:span text:style-name="T3">sin_port </text:span><text:span text:style-name="T11">=</text:span><text:span text:style-name="T3"> htons</text:span><text:span text:style-name="T11">(</text:span><text:span text:style-name="T3">port</text:span><text:span text:style-name="T11">);</text:span></text:p>
      <text:p text:style-name="P15"/>
      <text:p text:style-name="P20"><text:span text:style-name="T3"><text:s text:c="3"/></text:span><text:span text:style-name="T18">return</text:span><text:span text:style-name="T3"> sendto</text:span><text:span text:style-name="T11">(</text:span><text:span text:style-name="T3">sock</text:span><text:span text:style-name="T11">,</text:span><text:span text:style-name="T3"> buffer</text:span><text:span text:style-name="T11">,</text:span><text:span text:style-name="T3"> size</text:span><text:span text:style-name="T11">,</text:span><text:span text:style-name="T3"> </text:span><text:span text:style-name="T13">0</text:span><text:span text:style-name="T11">,</text:span><text:span text:style-name="T3"> </text:span><text:span text:style-name="T11">(</text:span><text:span text:style-name="T9">struct</text:span><text:span text:style-name="T3"> sockaddr </text:span><text:span text:style-name="T11">*)&amp;</text:span><text:span text:style-name="T3">addr</text:span><text:span text:style-name="T11">,</text:span><text:span text:style-name="T3"> </text:span><text:span text:style-name="T18">sizeof</text:span><text:span text:style-name="T11">(</text:span><text:span text:style-name="T3">addr</text:span><text:span text:style-name="T11">));</text:span></text:p>
      <text:p text:style-name="P21">}</text:p>
      <text:p text:style-name="P15"/>
      <text:p text:style-name="P20"><text:span text:style-name="T9">void</text:span><text:span text:style-name="T3"> setActuateur</text:span><text:span text:style-name="T11">(</text:span><text:span text:style-name="T9">int</text:span><text:span text:style-name="T3"> bit</text:span><text:span text:style-name="T11">,</text:span><text:span text:style-name="T3"> </text:span><text:span text:style-name="T9">int</text:span><text:span text:style-name="T3"> value</text:span><text:span text:style-name="T11">)</text:span></text:p>
      <text:p text:style-name="P21">{</text:p>
      <text:p text:style-name="P15"><text:s text:c="4"/></text:p>
      <text:p text:style-name="P21">}</text:p>
      <text:p text:style-name="P15"/>
      <text:p text:style-name="P20"><text:span text:style-name="T3">BYTE getCapteur</text:span><text:span text:style-name="T11">()</text:span></text:p>
      <text:p text:style-name="P21">{</text:p>
      <text:p text:style-name="P20"><text:span text:style-name="T3"><text:s text:c="4"/></text:span><text:span text:style-name="T18">return</text:span><text:span text:style-name="T3"> </text:span><text:span text:style-name="T13">1</text:span><text:span text:style-name="T11">;</text:span></text:p>
      <text:p text:style-name="P21">}</text:p>
      <text:p text:style-name="P15"/>
      <text:p text:style-name="P22">/**</text:p>
      <text:p text:style-name="P22"><text:s/>* Attend un certain temps donne</text:p>
      <text:p text:style-name="P22"><text:s/>*</text:p>
      <text:p text:style-name="P20"><text:soft-page-break/><text:span text:style-name="T23"><text:s/>* </text:span><text:span text:style-name="T24">@param</text:span><text:span text:style-name="T23"> milisec <text:s text:c="4"/>Milliseconde a attendre</text:span></text:p>
      <text:p text:style-name="P22"><text:s/>*/</text:p>
      <text:p text:style-name="P20"><text:span text:style-name="T9">int</text:span><text:span text:style-name="T3"> waitTime</text:span><text:span text:style-name="T11">(</text:span><text:span text:style-name="T9">unsigned</text:span><text:span text:style-name="T3"> </text:span><text:span text:style-name="T9">long</text:span><text:span text:style-name="T3"> milisec</text:span><text:span text:style-name="T11">)</text:span></text:p>
      <text:p text:style-name="P21">{</text:p>
      <text:p text:style-name="P20"><text:span text:style-name="T3"><text:s text:c="4"/></text:span><text:span text:style-name="T9">struct</text:span><text:span text:style-name="T3"> timespec req</text:span><text:span text:style-name="T11">=</text:span><text:span text:style-name="T3"> </text:span><text:span text:style-name="T11">{</text:span><text:span text:style-name="T13">0</text:span><text:span text:style-name="T11">};</text:span></text:p>
      <text:p text:style-name="P15"><text:s text:c="4"/></text:p>
      <text:p text:style-name="P20"><text:span text:style-name="T3"><text:s text:c="4"/>time_t sec </text:span><text:span text:style-name="T11">=</text:span><text:span text:style-name="T3"> </text:span><text:span text:style-name="T11">(</text:span><text:span text:style-name="T9">int</text:span><text:span text:style-name="T11">)(</text:span><text:span text:style-name="T3">milisec </text:span><text:span text:style-name="T11">/</text:span><text:span text:style-name="T3"> </text:span><text:span text:style-name="T13">1000</text:span><text:span text:style-name="T11">);</text:span></text:p>
      <text:p text:style-name="P20"><text:span text:style-name="T3"><text:s text:c="4"/>milisec </text:span><text:span text:style-name="T11">=</text:span><text:span text:style-name="T3"> milisec </text:span><text:span text:style-name="T11">-</text:span><text:span text:style-name="T3"> </text:span><text:span text:style-name="T11">(</text:span><text:span text:style-name="T3">sec </text:span><text:span text:style-name="T11">*</text:span><text:span text:style-name="T3"> </text:span><text:span text:style-name="T13">1000</text:span><text:span text:style-name="T11">);</text:span></text:p>
      <text:p text:style-name="P15"><text:s text:c="4"/></text:p>
      <text:p text:style-name="P20"><text:span text:style-name="T3"><text:s text:c="4"/>req</text:span><text:span text:style-name="T11">.</text:span><text:span text:style-name="T3">tv_sec </text:span><text:span text:style-name="T11">=</text:span><text:span text:style-name="T3"> sec</text:span><text:span text:style-name="T11">;</text:span></text:p>
      <text:p text:style-name="P20"><text:span text:style-name="T3"><text:s text:c="4"/>req</text:span><text:span text:style-name="T11">.</text:span><text:span text:style-name="T3">tv_nsec </text:span><text:span text:style-name="T11">=</text:span><text:span text:style-name="T3"> milisec </text:span><text:span text:style-name="T11">*</text:span><text:span text:style-name="T3"> </text:span><text:span text:style-name="T13">1000000L</text:span><text:span text:style-name="T11">;</text:span></text:p>
      <text:p text:style-name="P15"><text:s text:c="4"/></text:p>
      <text:p text:style-name="P20"><text:span text:style-name="T3"><text:s text:c="4"/></text:span><text:span text:style-name="T18">while</text:span><text:span text:style-name="T11">(</text:span><text:span text:style-name="T3">nanosleep</text:span><text:span text:style-name="T11">(&amp;</text:span><text:span text:style-name="T3">req</text:span><text:span text:style-name="T11">,</text:span><text:span text:style-name="T3"> </text:span><text:span text:style-name="T11">&amp;</text:span><text:span text:style-name="T3">req</text:span><text:span text:style-name="T11">)</text:span><text:span text:style-name="T3"> </text:span><text:span text:style-name="T11">==</text:span><text:span text:style-name="T3"> </text:span><text:span text:style-name="T11">-</text:span><text:span text:style-name="T13">1</text:span><text:span text:style-name="T11">)</text:span></text:p>
      <text:p text:style-name="P20"><text:span text:style-name="T3"><text:s text:c="8"/></text:span><text:span text:style-name="T18">continue</text:span><text:span text:style-name="T11">;</text:span></text:p>
      <text:p text:style-name="P15"><text:s text:c="5"/></text:p>
      <text:p text:style-name="P20"><text:span text:style-name="T3"><text:s text:c="4"/></text:span><text:span text:style-name="T18">return</text:span><text:span text:style-name="T3"> </text:span><text:span text:style-name="T13">1</text:span><text:span text:style-name="T11">;</text:span></text:p>
      <text:p text:style-name="P21">}</text:p>
      <text:p text:style-name="P15"/>
      <text:p text:style-name="P22">/**</text:p>
      <text:p text:style-name="P22"><text:s/>* Donne le bit demandé de la valeur donnée</text:p>
      <text:p text:style-name="P22"><text:s/>*</text:p>
      <text:p text:style-name="P20"><text:span text:style-name="T23"><text:s/>* </text:span><text:span text:style-name="T24">@param</text:span><text:span text:style-name="T23"> value <text:s text:c="8"/>Valeur dont on veut extraire un bit</text:span></text:p>
      <text:p text:style-name="P20"><text:span text:style-name="T23"><text:s/>* </text:span><text:span text:style-name="T24">@param</text:span><text:span text:style-name="T23"> bit <text:s text:c="10"/>Bit désiré</text:span></text:p>
      <text:p text:style-name="P22"><text:s/>*</text:p>
      <text:p text:style-name="P20"><text:span text:style-name="T23"><text:s/>* </text:span><text:span text:style-name="T24">@return</text:span><text:span text:style-name="T23"> <text:s text:c="13"/>Valeur du bit demandé</text:span></text:p>
      <text:p text:style-name="P22"><text:s/>*/</text:p>
      <text:p text:style-name="P20"><text:span text:style-name="T9">int</text:span><text:span text:style-name="T3"> getBit</text:span><text:span text:style-name="T11">(</text:span><text:span text:style-name="T9">int</text:span><text:span text:style-name="T3"> value</text:span><text:span text:style-name="T11">,</text:span><text:span text:style-name="T3"> </text:span><text:span text:style-name="T9">int</text:span><text:span text:style-name="T3"> bit</text:span><text:span text:style-name="T11">)</text:span></text:p>
      <text:p text:style-name="P21">{</text:p>
      <text:p text:style-name="P20"><text:span text:style-name="T3"><text:s text:c="4"/></text:span><text:span text:style-name="T18">return</text:span><text:span text:style-name="T3"> </text:span><text:span text:style-name="T11">(</text:span><text:span text:style-name="T3">value </text:span><text:span text:style-name="T11">&gt;&gt;</text:span><text:span text:style-name="T3"> bit</text:span><text:span text:style-name="T11">)</text:span><text:span text:style-name="T3"> </text:span><text:span text:style-name="T11">&amp;</text:span><text:span text:style-name="T3"> </text:span><text:span text:style-name="T13">1</text:span><text:span text:style-name="T11">;</text:span></text:p>
      <text:p text:style-name="P21">}</text:p>
      <text:p text:style-name="P15"/>
      <text:p text:style-name="P22">/**</text:p>
      <text:p text:style-name="P22"><text:s/>* Modifie le bit demandé de la valeur donnée</text:p>
      <text:p text:style-name="P22"><text:s/>*</text:p>
      <text:p text:style-name="P20"><text:span text:style-name="T23"><text:s/>* </text:span><text:span text:style-name="T24">@param</text:span><text:span text:style-name="T23"> value <text:s text:c="8"/>Pointeur de la variable dont</text:span></text:p>
      <text:p text:style-name="P22"><text:s/>* <text:s text:c="21"/>on veut modifier un bit</text:p>
      <text:p text:style-name="P20"><text:span text:style-name="T23"><text:s/>* </text:span><text:span text:style-name="T24">@param</text:span><text:span text:style-name="T23"> bit <text:s text:c="10"/>Bit désiré</text:span></text:p>
      <text:p text:style-name="P20"><text:span text:style-name="T23"><text:s/>* </text:span><text:span text:style-name="T24">@param</text:span><text:span text:style-name="T23"> bitValue <text:s text:c="5"/>Nouvelle valeur</text:span></text:p>
      <text:p text:style-name="P22"><text:s/>*/</text:p>
      <text:p text:style-name="P20"><text:span text:style-name="T9">void</text:span><text:span text:style-name="T3"> setBit</text:span><text:span text:style-name="T11">(</text:span><text:span text:style-name="T9">int</text:span><text:span text:style-name="T11">*</text:span><text:span text:style-name="T3"> value</text:span><text:span text:style-name="T11">,</text:span><text:span text:style-name="T3"> </text:span><text:span text:style-name="T9">int</text:span><text:span text:style-name="T3"> bit</text:span><text:span text:style-name="T11">,</text:span><text:span text:style-name="T3"> </text:span><text:span text:style-name="T9">int</text:span><text:span text:style-name="T3"> bitValue</text:span><text:span text:style-name="T11">)</text:span></text:p>
      <text:p text:style-name="P21">{</text:p>
      <text:p text:style-name="P20"><text:span text:style-name="T3"><text:s text:c="4"/></text:span><text:span text:style-name="T9">int</text:span><text:span text:style-name="T3"> masked</text:span><text:span text:style-name="T11">;</text:span></text:p>
      <text:p text:style-name="P20"><text:span text:style-name="T3"><text:s text:c="4"/></text:span><text:span text:style-name="T9">int</text:span><text:span text:style-name="T3"> mask </text:span><text:span text:style-name="T11">=</text:span><text:span text:style-name="T3"> </text:span><text:span text:style-name="T13">1</text:span><text:span text:style-name="T3"> </text:span><text:span text:style-name="T11">&lt;&lt;</text:span><text:span text:style-name="T3"> bit</text:span><text:span text:style-name="T11">;</text:span></text:p>
      <text:p text:style-name="P15"><text:s text:c="4"/></text:p>
      <text:p text:style-name="P20"><text:span text:style-name="T3"><text:s text:c="4"/></text:span><text:span text:style-name="T18">if</text:span><text:span text:style-name="T11">(</text:span><text:span text:style-name="T3">bitValue</text:span><text:span text:style-name="T11">)</text:span></text:p>
      <text:p text:style-name="P20"><text:span text:style-name="T3"><text:s text:c="8"/></text:span><text:span text:style-name="T11">*</text:span><text:span text:style-name="T3">value </text:span><text:span text:style-name="T11">|=</text:span><text:span text:style-name="T3"> mask</text:span><text:span text:style-name="T11">;</text:span></text:p>
      <text:p text:style-name="P20"><text:span text:style-name="T3"><text:s text:c="4"/></text:span><text:span text:style-name="T18">else</text:span></text:p>
      <text:p text:style-name="P20"><text:span text:style-name="T3"><text:s text:c="8"/></text:span><text:span text:style-name="T11">*</text:span><text:span text:style-name="T3">value </text:span><text:span text:style-name="T11">&amp;=</text:span><text:span text:style-name="T3"> </text:span><text:span text:style-name="T11">~</text:span><text:span text:style-name="T3">mask</text:span><text:span text:style-name="T11">;</text:span></text:p>
      <text:p text:style-name="P21">}</text:p>
      <text:p text:style-name="P15"/>
      <text:p text:style-name="P20"><text:span text:style-name="T9">int</text:span><text:span text:style-name="T3"> kbhit</text:span><text:span text:style-name="T11">(</text:span><text:span text:style-name="T9">void</text:span><text:span text:style-name="T11">)</text:span></text:p>
      <text:p text:style-name="P21">{</text:p>
      <text:p text:style-name="P20"><text:span text:style-name="T3"><text:tab/></text:span><text:span text:style-name="T9">struct</text:span><text:span text:style-name="T3"> termios oldt</text:span><text:span text:style-name="T11">,</text:span><text:span text:style-name="T3"> newt</text:span><text:span text:style-name="T11">;</text:span></text:p>
      <text:p text:style-name="P20"><text:span text:style-name="T3"><text:tab/></text:span><text:span text:style-name="T9">int</text:span><text:span text:style-name="T3"> ch</text:span><text:span text:style-name="T11">;</text:span></text:p>
      <text:p text:style-name="P20"><text:span text:style-name="T3"><text:tab/></text:span><text:span text:style-name="T9">int</text:span><text:span text:style-name="T3"> oldf</text:span><text:span text:style-name="T11">;</text:span></text:p>
      <text:p text:style-name="P15"/>
      <text:p text:style-name="P20"><text:span text:style-name="T3"><text:tab/>tcgetattr</text:span><text:span text:style-name="T11">(</text:span><text:span text:style-name="T3">STDIN_FILENO</text:span><text:span text:style-name="T11">,</text:span><text:span text:style-name="T3"> </text:span><text:span text:style-name="T11">&amp;</text:span><text:span text:style-name="T3">oldt</text:span><text:span text:style-name="T11">);</text:span></text:p>
      <text:p text:style-name="P20"><text:span text:style-name="T3"><text:tab/>newt </text:span><text:span text:style-name="T11">=</text:span><text:span text:style-name="T3"> oldt</text:span><text:span text:style-name="T11">;</text:span></text:p>
      <text:p text:style-name="P20"><text:span text:style-name="T3"><text:tab/>newt</text:span><text:span text:style-name="T11">.</text:span><text:span text:style-name="T3">c_lflag </text:span><text:span text:style-name="T11">&amp;=</text:span><text:span text:style-name="T3"> </text:span><text:span text:style-name="T11">~(</text:span><text:span text:style-name="T3">ICANON </text:span><text:span text:style-name="T11">|</text:span><text:span text:style-name="T3"> ECHO</text:span><text:span text:style-name="T11">);</text:span></text:p>
      <text:p text:style-name="P20"><text:span text:style-name="T3"><text:tab/>tcsetattr</text:span><text:span text:style-name="T11">(</text:span><text:span text:style-name="T3">STDIN_FILENO</text:span><text:span text:style-name="T11">,</text:span><text:span text:style-name="T3"> TCSANOW</text:span><text:span text:style-name="T11">,</text:span><text:span text:style-name="T3"> </text:span><text:span text:style-name="T11">&amp;</text:span><text:span text:style-name="T3">newt</text:span><text:span text:style-name="T11">);</text:span></text:p>
      <text:p text:style-name="P20"><text:soft-page-break/><text:span text:style-name="T3"><text:tab/>oldf </text:span><text:span text:style-name="T11">=</text:span><text:span text:style-name="T3"> fcntl</text:span><text:span text:style-name="T11">(</text:span><text:span text:style-name="T3">STDIN_FILENO</text:span><text:span text:style-name="T11">,</text:span><text:span text:style-name="T3"> F_GETFL</text:span><text:span text:style-name="T11">,</text:span><text:span text:style-name="T3"> </text:span><text:span text:style-name="T13">0</text:span><text:span text:style-name="T11">);</text:span></text:p>
      <text:p text:style-name="P20"><text:span text:style-name="T3"><text:tab/>fcntl</text:span><text:span text:style-name="T11">(</text:span><text:span text:style-name="T3">STDIN_FILENO</text:span><text:span text:style-name="T11">,</text:span><text:span text:style-name="T3"> F_SETFL</text:span><text:span text:style-name="T11">,</text:span><text:span text:style-name="T3"> oldf </text:span><text:span text:style-name="T11">|</text:span><text:span text:style-name="T3"> O_NONBLOCK</text:span><text:span text:style-name="T11">);</text:span></text:p>
      <text:p text:style-name="P15"/>
      <text:p text:style-name="P20"><text:span text:style-name="T3"><text:tab/>ch </text:span><text:span text:style-name="T11">=</text:span><text:span text:style-name="T3"> getchar</text:span><text:span text:style-name="T11">();</text:span></text:p>
      <text:p text:style-name="P15"/>
      <text:p text:style-name="P20"><text:span text:style-name="T3"><text:tab/>tcsetattr</text:span><text:span text:style-name="T11">(</text:span><text:span text:style-name="T3">STDIN_FILENO</text:span><text:span text:style-name="T11">,</text:span><text:span text:style-name="T3"> TCSANOW</text:span><text:span text:style-name="T11">,</text:span><text:span text:style-name="T3"> </text:span><text:span text:style-name="T11">&amp;</text:span><text:span text:style-name="T3">oldt</text:span><text:span text:style-name="T11">);</text:span></text:p>
      <text:p text:style-name="P15"/>
      <text:p text:style-name="P20"><text:span text:style-name="T3"><text:tab/>fcntl</text:span><text:span text:style-name="T11">(</text:span><text:span text:style-name="T3">STDIN_FILENO</text:span><text:span text:style-name="T11">,</text:span><text:span text:style-name="T3"> F_SETFL</text:span><text:span text:style-name="T11">,</text:span><text:span text:style-name="T3"> oldf</text:span><text:span text:style-name="T11">);</text:span></text:p>
      <text:p text:style-name="P15"/>
      <text:p text:style-name="P20"><text:span text:style-name="T3"><text:tab/></text:span><text:span text:style-name="T18">if</text:span><text:span text:style-name="T11">(</text:span><text:span text:style-name="T3">ch </text:span><text:span text:style-name="T11">==</text:span><text:span text:style-name="T3"> EOF</text:span><text:span text:style-name="T11">)</text:span></text:p>
      <text:p text:style-name="P20"><text:span text:style-name="T3"><text:tab/><text:tab/></text:span><text:span text:style-name="T18">return</text:span><text:span text:style-name="T3"> </text:span><text:span text:style-name="T13">0</text:span><text:span text:style-name="T11">;</text:span></text:p>
      <text:p text:style-name="P15"/>
      <text:p text:style-name="P20"><text:span text:style-name="T3"><text:tab/>ungetc</text:span><text:span text:style-name="T11">(</text:span><text:span text:style-name="T3">ch</text:span><text:span text:style-name="T11">,</text:span><text:span text:style-name="T3"> stdin</text:span><text:span text:style-name="T11">);</text:span></text:p>
      <text:p text:style-name="P15"/>
      <text:p text:style-name="P20"><text:span text:style-name="T3"><text:tab/></text:span><text:span text:style-name="T18">return</text:span><text:span text:style-name="T3"> </text:span><text:span text:style-name="T13">1</text:span><text:span text:style-name="T11">;</text:span></text:p>
      <text:p text:style-name="P21">}</text:p>
      <text:p text:style-name="Text_20_body"/>
      <text:h text:style-name="P29" text:outline-level="3">Serveur : common.h</text:h>
      <text:p text:style-name="Text_20_body"/>
      <text:p text:style-name="P17">#ifndef __COMMON__</text:p>
      <text:p text:style-name="P18">#define __COMMON__</text:p>
      <text:p text:style-name="P14"/>
      <text:p text:style-name="P18">#include &lt;unistd.h&gt;</text:p>
      <text:p text:style-name="P18">#include &lt;errno.h&gt;</text:p>
      <text:p text:style-name="P18">#include &lt;fcntl.h&gt;</text:p>
      <text:p text:style-name="P18">#include &lt;stdio.h&gt;</text:p>
      <text:p text:style-name="P18">#include &lt;time.h&gt;</text:p>
      <text:p text:style-name="P18">#include &lt;stdio.h&gt;</text:p>
      <text:p text:style-name="P18">#include &lt;sys/socket.h&gt;</text:p>
      <text:p text:style-name="P18">#include &lt;netinet/in.h&gt;</text:p>
      <text:p text:style-name="P18">#include &lt;sys/types.h&gt;</text:p>
      <text:p text:style-name="P18">#include &lt;netdb.h&gt;</text:p>
      <text:p text:style-name="P18">#include &lt;string.h&gt;</text:p>
      <text:p text:style-name="P18">#include &lt;termios.h&gt;</text:p>
      <text:p text:style-name="P18">#include &lt;stdlib.h&gt;</text:p>
      <text:p text:style-name="P18">#include &lt;sys/mman.h&gt;</text:p>
      <text:p text:style-name="P18">#include &lt;sys/stat.h&gt;</text:p>
      <text:p text:style-name="P18">#include &lt;ncurses.h&gt;</text:p>
      <text:p text:style-name="P14"/>
      <text:p text:style-name="P18">#define BYTE <text:s text:c="3"/>unsigned char</text:p>
      <text:p text:style-name="P14"/>
      <text:p text:style-name="P18">#define FILE_PETRA_IN <text:s text:c="2"/>"/dev/capteursPETRA"</text:p>
      <text:p text:style-name="P18">#define FILE_PETRA_OUT <text:s/>"/dev/actuateursPETRA"</text:p>
      <text:p text:style-name="P14"/>
      <text:p text:style-name="P18">#define ADDR_SUPERVISEUR <text:s text:c="11"/>"10.59.22.71"</text:p>
      <text:p text:style-name="P18">#define PORT_VERS_SUPERVISEUR <text:s text:c="6"/>27015</text:p>
      <text:p text:style-name="P18">#define PORT_DEPUIS_SUPERVISEUR <text:s text:c="4"/>27016</text:p>
      <text:p text:style-name="P14"/>
      <text:p text:style-name="P18">#define BUFFER_SIZE <text:s text:c="4"/>100</text:p>
      <text:p text:style-name="P14"/>
      <text:p text:style-name="P20"><text:span text:style-name="T8">struct</text:span><text:span text:style-name="T2"> CAPTEURS </text:span><text:span text:style-name="T11">{</text:span></text:p>
      <text:p text:style-name="P20"><text:span text:style-name="T3"><text:s text:c="4"/></text:span><text:span text:style-name="T9">unsigned</text:span><text:span text:style-name="T3"> L1 </text:span><text:span text:style-name="T11">:</text:span><text:span text:style-name="T3"> </text:span><text:span text:style-name="T13">1</text:span><text:span text:style-name="T11">;</text:span></text:p>
      <text:p text:style-name="P20"><text:span text:style-name="T3"><text:s text:c="4"/></text:span><text:span text:style-name="T9">unsigned</text:span><text:span text:style-name="T3"> L2 </text:span><text:span text:style-name="T11">:</text:span><text:span text:style-name="T3"> </text:span><text:span text:style-name="T13">1</text:span><text:span text:style-name="T11">;</text:span></text:p>
      <text:p text:style-name="P20"><text:span text:style-name="T3"><text:s text:c="4"/></text:span><text:span text:style-name="T9">unsigned</text:span><text:span text:style-name="T3"> T <text:s/></text:span><text:span text:style-name="T11">:</text:span><text:span text:style-name="T3"> </text:span><text:span text:style-name="T13">1</text:span><text:span text:style-name="T11">;</text:span></text:p>
      <text:p text:style-name="P20"><text:span text:style-name="T3"><text:s text:c="4"/></text:span><text:span text:style-name="T9">unsigned</text:span><text:span text:style-name="T3"> S <text:s/></text:span><text:span text:style-name="T11">:</text:span><text:span text:style-name="T3"> </text:span><text:span text:style-name="T13">1</text:span><text:span text:style-name="T11">;</text:span></text:p>
      <text:p text:style-name="P20"><text:span text:style-name="T3"><text:s text:c="4"/></text:span><text:span text:style-name="T9">unsigned</text:span><text:span text:style-name="T3"> CS </text:span><text:span text:style-name="T11">:</text:span><text:span text:style-name="T3"> </text:span><text:span text:style-name="T13">1</text:span><text:span text:style-name="T11">;</text:span></text:p>
      <text:p text:style-name="P20"><text:span text:style-name="T3"><text:s text:c="4"/></text:span><text:span text:style-name="T9">unsigned</text:span><text:span text:style-name="T3"> AP </text:span><text:span text:style-name="T11">:</text:span><text:span text:style-name="T3"> </text:span><text:span text:style-name="T13">1</text:span><text:span text:style-name="T11">;</text:span></text:p>
      <text:p text:style-name="P20"><text:span text:style-name="T3"><text:s text:c="4"/></text:span><text:span text:style-name="T9">unsigned</text:span><text:span text:style-name="T3"> PP </text:span><text:span text:style-name="T11">:</text:span><text:span text:style-name="T3"> </text:span><text:span text:style-name="T13">1</text:span><text:span text:style-name="T11">;</text:span></text:p>
      <text:p text:style-name="P20"><text:span text:style-name="T3"><text:s text:c="4"/></text:span><text:span text:style-name="T9">unsigned</text:span><text:span text:style-name="T3"> DE </text:span><text:span text:style-name="T11">:</text:span><text:span text:style-name="T3"> </text:span><text:span text:style-name="T13">1</text:span><text:span text:style-name="T11">;</text:span></text:p>
      <text:p text:style-name="P21">};</text:p>
      <text:p text:style-name="P15"/>
      <text:p text:style-name="P20"><text:span text:style-name="T9">struct</text:span><text:span text:style-name="T3"> ACTUATEURS <text:s/></text:span><text:span text:style-name="T11">{</text:span></text:p>
      <text:p text:style-name="P20"><text:span text:style-name="T3"><text:s text:c="4"/></text:span><text:span text:style-name="T9">unsigned</text:span><text:span text:style-name="T3"> CP </text:span><text:span text:style-name="T11">:</text:span><text:span text:style-name="T3"> </text:span><text:span text:style-name="T13">2</text:span><text:span text:style-name="T11">;</text:span></text:p>
      <text:p text:style-name="P20"><text:span text:style-name="T3"><text:s text:c="4"/></text:span><text:span text:style-name="T9">unsigned</text:span><text:span text:style-name="T3"> C1 </text:span><text:span text:style-name="T11">:</text:span><text:span text:style-name="T3"> </text:span><text:span text:style-name="T13">1</text:span><text:span text:style-name="T11">;</text:span></text:p>
      <text:p text:style-name="P20"><text:span text:style-name="T3"><text:s text:c="4"/></text:span><text:span text:style-name="T9">unsigned</text:span><text:span text:style-name="T3"> C2 </text:span><text:span text:style-name="T11">:</text:span><text:span text:style-name="T3"> </text:span><text:span text:style-name="T13">1</text:span><text:span text:style-name="T11">;</text:span></text:p>
      <text:p text:style-name="P20"><text:span text:style-name="T3"><text:s text:c="4"/></text:span><text:span text:style-name="T9">unsigned</text:span><text:span text:style-name="T3"> PV </text:span><text:span text:style-name="T11">:</text:span><text:span text:style-name="T3"> </text:span><text:span text:style-name="T13">1</text:span><text:span text:style-name="T11">;</text:span></text:p>
      <text:p text:style-name="P20"><text:span text:style-name="T3"><text:s text:c="4"/></text:span><text:span text:style-name="T9">unsigned</text:span><text:span text:style-name="T3"> PA </text:span><text:span text:style-name="T11">:</text:span><text:span text:style-name="T3"> </text:span><text:span text:style-name="T13">1</text:span><text:span text:style-name="T11">;</text:span></text:p>
      <text:p text:style-name="P20"><text:span text:style-name="T3"><text:s text:c="4"/></text:span><text:span text:style-name="T9">unsigned</text:span><text:span text:style-name="T3"> AA </text:span><text:span text:style-name="T11">:</text:span><text:span text:style-name="T3"> </text:span><text:span text:style-name="T13">1</text:span><text:span text:style-name="T11">;</text:span></text:p>
      <text:p text:style-name="P20"><text:span text:style-name="T3"><text:s text:c="4"/></text:span><text:span text:style-name="T9">unsigned</text:span><text:span text:style-name="T3"> GA </text:span><text:span text:style-name="T11">:</text:span><text:span text:style-name="T3"> </text:span><text:span text:style-name="T13">1</text:span><text:span text:style-name="T11">;</text:span></text:p>
      <text:p text:style-name="P21">};</text:p>
      <text:p text:style-name="P15"/>
      <text:p text:style-name="P20"><text:span text:style-name="T9">int</text:span><text:span text:style-name="T3"> initSend</text:span><text:span text:style-name="T11">(</text:span><text:span text:style-name="T9">int</text:span><text:span text:style-name="T3"> </text:span><text:span text:style-name="T11">*</text:span><text:span text:style-name="T3">sock</text:span><text:span text:style-name="T11">,</text:span><text:span text:style-name="T3"> </text:span><text:span text:style-name="T9">char</text:span><text:span text:style-name="T11">*</text:span><text:span text:style-name="T3"> addr</text:span><text:span text:style-name="T11">,</text:span><text:span text:style-name="T3"> </text:span><text:span text:style-name="T9">int</text:span><text:span text:style-name="T3"> port</text:span><text:span text:style-name="T11">);</text:span></text:p>
      <text:p text:style-name="P20"><text:span text:style-name="T9">int</text:span><text:span text:style-name="T3"> initListen</text:span><text:span text:style-name="T11">(</text:span><text:span text:style-name="T9">int</text:span><text:span text:style-name="T3"> </text:span><text:span text:style-name="T11">*</text:span><text:span text:style-name="T3">s</text:span><text:span text:style-name="T11">,</text:span><text:span text:style-name="T3"> </text:span><text:span text:style-name="T9">struct</text:span><text:span text:style-name="T3"> sockaddr_in </text:span><text:span text:style-name="T11">*</text:span><text:span text:style-name="T3">addr</text:span><text:span text:style-name="T11">,</text:span><text:span text:style-name="T3"> </text:span><text:span text:style-name="T9">int</text:span><text:span text:style-name="T3"> port</text:span><text:span text:style-name="T11">);</text:span></text:p>
      <text:p text:style-name="P20"><text:span text:style-name="T9">int</text:span><text:span text:style-name="T3"> SendTo </text:span><text:span text:style-name="T11">(</text:span><text:span text:style-name="T9">int</text:span><text:span text:style-name="T3"> sock</text:span><text:span text:style-name="T11">,</text:span><text:span text:style-name="T3"> </text:span><text:span text:style-name="T9">const</text:span><text:span text:style-name="T3"> </text:span><text:span text:style-name="T9">char</text:span><text:span text:style-name="T3"> </text:span><text:span text:style-name="T11">*</text:span><text:span text:style-name="T3">host</text:span><text:span text:style-name="T11">,</text:span><text:span text:style-name="T3"> </text:span><text:span text:style-name="T9">unsigned</text:span><text:span text:style-name="T3"> </text:span><text:span text:style-name="T9">short</text:span><text:span text:style-name="T3"> </text:span><text:span text:style-name="T9">int</text:span><text:span text:style-name="T3"> port</text:span><text:span text:style-name="T11">,</text:span><text:span text:style-name="T3"> </text:span><text:span text:style-name="T9">const</text:span><text:span text:style-name="T3"> </text:span><text:span text:style-name="T9">char</text:span><text:span text:style-name="T3"> </text:span><text:span text:style-name="T11">*</text:span><text:span text:style-name="T3">buffer</text:span><text:span text:style-name="T11">,</text:span><text:span text:style-name="T3"> </text:span><text:span text:style-name="T9">int</text:span><text:span text:style-name="T3"> size</text:span><text:span text:style-name="T11">);</text:span></text:p>
      <text:p text:style-name="P15"><text:soft-page-break/></text:p>
      <text:p text:style-name="P20"><text:span text:style-name="T9">void</text:span><text:span text:style-name="T3"> setActuateur</text:span><text:span text:style-name="T11">(</text:span><text:span text:style-name="T9">int</text:span><text:span text:style-name="T3"> bit</text:span><text:span text:style-name="T11">,</text:span><text:span text:style-name="T3"> </text:span><text:span text:style-name="T9">int</text:span><text:span text:style-name="T3"> value</text:span><text:span text:style-name="T11">);</text:span></text:p>
      <text:p text:style-name="P20"><text:span text:style-name="T3">BYTE getCapteur</text:span><text:span text:style-name="T11">();</text:span></text:p>
      <text:p text:style-name="P15"/>
      <text:p text:style-name="P20"><text:span text:style-name="T9">int</text:span><text:span text:style-name="T3"> waitTime</text:span><text:span text:style-name="T11">(</text:span><text:span text:style-name="T9">unsigned</text:span><text:span text:style-name="T3"> </text:span><text:span text:style-name="T9">long</text:span><text:span text:style-name="T3"> milisec</text:span><text:span text:style-name="T11">);</text:span></text:p>
      <text:p text:style-name="P15"/>
      <text:p text:style-name="P20"><text:span text:style-name="T9">int</text:span><text:span text:style-name="T3"> getBit</text:span><text:span text:style-name="T11">(</text:span><text:span text:style-name="T9">int</text:span><text:span text:style-name="T3"> value</text:span><text:span text:style-name="T11">,</text:span><text:span text:style-name="T3"> </text:span><text:span text:style-name="T9">int</text:span><text:span text:style-name="T3"> bit</text:span><text:span text:style-name="T11">);</text:span></text:p>
      <text:p text:style-name="P20"><text:span text:style-name="T9">void</text:span><text:span text:style-name="T3"> setBit</text:span><text:span text:style-name="T11">(</text:span><text:span text:style-name="T9">int</text:span><text:span text:style-name="T11">*</text:span><text:span text:style-name="T3"> value</text:span><text:span text:style-name="T11">,</text:span><text:span text:style-name="T3"> </text:span><text:span text:style-name="T9">int</text:span><text:span text:style-name="T3"> bit</text:span><text:span text:style-name="T11">,</text:span><text:span text:style-name="T3"> </text:span><text:span text:style-name="T9">int</text:span><text:span text:style-name="T3"> bitValue</text:span><text:span text:style-name="T11">);</text:span></text:p>
      <text:p text:style-name="P15"/>
      <text:p text:style-name="P20"><text:span text:style-name="T9">int</text:span><text:span text:style-name="T3"> kbhit</text:span><text:span text:style-name="T11">(</text:span><text:span text:style-name="T9">void</text:span><text:span text:style-name="T11">)</text:span></text:p>
      <text:p text:style-name="P21">;</text:p>
      <text:p text:style-name="P15"/>
      <text:p text:style-name="P20"><text:span text:style-name="T22">#endif</text:span></text:p>
      <text:h text:style-name="P29" text:outline-level="3">Client : Petra.java</text:h>
      <text:p text:style-name="Text_20_body"/>
      <text:p text:style-name="Standard"><text:span text:style-name="T8">package</text:span><text:span text:style-name="T2"> supervisionpetra</text:span><text:span text:style-name="T11">;</text:span></text:p>
      <text:p text:style-name="P15"/>
      <text:p text:style-name="P20"><text:span text:style-name="T18">import</text:span><text:span text:style-name="T3"> java</text:span><text:span text:style-name="T11">.</text:span><text:span text:style-name="T3">io</text:span><text:span text:style-name="T11">.</text:span><text:span text:style-name="T3">IOException</text:span><text:span text:style-name="T11">;</text:span></text:p>
      <text:p text:style-name="P20"><text:span text:style-name="T18">import</text:span><text:span text:style-name="T3"> java</text:span><text:span text:style-name="T11">.</text:span><text:span text:style-name="T3">io</text:span><text:span text:style-name="T11">.</text:span><text:span text:style-name="T3">OutputStream</text:span><text:span text:style-name="T11">;</text:span></text:p>
      <text:p text:style-name="P20"><text:span text:style-name="T18">import</text:span><text:span text:style-name="T3"> java</text:span><text:span text:style-name="T11">.</text:span><text:span text:style-name="T3">net</text:span><text:span text:style-name="T11">.</text:span><text:span text:style-name="T3">Socket</text:span><text:span text:style-name="T11">;</text:span></text:p>
      <text:p text:style-name="P20"><text:span text:style-name="T18">import</text:span><text:span text:style-name="T3"> java</text:span><text:span text:style-name="T11">.</text:span><text:span text:style-name="T3">net</text:span><text:span text:style-name="T11">.</text:span><text:span text:style-name="T3">UnknownHostException</text:span><text:span text:style-name="T11">;</text:span></text:p>
      <text:p text:style-name="P20"><text:span text:style-name="T18">import</text:span><text:span text:style-name="T3"> java</text:span><text:span text:style-name="T11">.</text:span><text:span text:style-name="T3">util</text:span><text:span text:style-name="T11">.</text:span><text:span text:style-name="T3">logging</text:span><text:span text:style-name="T11">.</text:span><text:span text:style-name="T3">Level</text:span><text:span text:style-name="T11">;</text:span></text:p>
      <text:p text:style-name="P20"><text:span text:style-name="T18">import</text:span><text:span text:style-name="T3"> java</text:span><text:span text:style-name="T11">.</text:span><text:span text:style-name="T3">util</text:span><text:span text:style-name="T11">.</text:span><text:span text:style-name="T3">logging</text:span><text:span text:style-name="T11">.</text:span><text:span text:style-name="T3">Logger</text:span><text:span text:style-name="T11">;</text:span></text:p>
      <text:p text:style-name="P15"/>
      <text:p text:style-name="P22">/**</text:p>
      <text:p text:style-name="P22"><text:s/>* Gestion du PETRA a travers le réseau</text:p>
      <text:p text:style-name="P22"><text:s/>*/</text:p>
      <text:p text:style-name="P20"><text:span text:style-name="T9">public</text:span><text:span text:style-name="T3"> </text:span><text:span text:style-name="T9">class</text:span><text:span text:style-name="T3"> Petra </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CP </text:span><text:span text:style-name="T11">=</text:span><text:span text:style-name="T3"> </text:span><text:span text:style-name="T13">0</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C1 </text:span><text:span text:style-name="T11">=</text:span><text:span text:style-name="T3"> </text:span><text:span text:style-name="T13">2</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C2 </text:span><text:span text:style-name="T11">=</text:span><text:span text:style-name="T3"> </text:span><text:span text:style-name="T13">3</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PV </text:span><text:span text:style-name="T11">=</text:span><text:span text:style-name="T3"> </text:span><text:span text:style-name="T13">4</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PA </text:span><text:span text:style-name="T11">=</text:span><text:span text:style-name="T3"> </text:span><text:span text:style-name="T13">5</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AA </text:span><text:span text:style-name="T11">=</text:span><text:span text:style-name="T3"> </text:span><text:span text:style-name="T13">6</text:span><text:span text:style-name="T11">;</text:span></text:p>
      <text:p text:style-name="P20"><text:span text:style-name="T3"><text:s text:c="4"/></text:span><text:span text:style-name="T9">public</text:span><text:span text:style-name="T3"> </text:span><text:span text:style-name="T9">final</text:span><text:span text:style-name="T3"> </text:span><text:span text:style-name="T9">static</text:span><text:span text:style-name="T3"> </text:span><text:span text:style-name="T9">int</text:span><text:span text:style-name="T3"> GA </text:span><text:span text:style-name="T11">=</text:span><text:span text:style-name="T3"> </text:span><text:span text:style-name="T13">7</text:span><text:span text:style-name="T11">;</text:span></text:p>
      <text:p text:style-name="P15"><text:s text:c="4"/></text:p>
      <text:p text:style-name="P20"><text:span text:style-name="T3"><text:s text:c="4"/></text:span><text:span text:style-name="T9">private</text:span><text:span text:style-name="T3"> String ip</text:span><text:span text:style-name="T11">;</text:span></text:p>
      <text:p text:style-name="P20"><text:span text:style-name="T3"><text:s text:c="4"/></text:span><text:span text:style-name="T9">private</text:span><text:span text:style-name="T3"> </text:span><text:span text:style-name="T9">int</text:span><text:span text:style-name="T3"> port</text:span><text:span text:style-name="T11">;</text:span></text:p>
      <text:p text:style-name="P20"><text:span text:style-name="T3"><text:s text:c="4"/></text:span><text:span text:style-name="T9">private</text:span><text:span text:style-name="T3"> </text:span><text:span text:style-name="T9">int</text:span><text:span text:style-name="T3"> actuateurs</text:span><text:span text:style-name="T11">;</text:span></text:p>
      <text:p text:style-name="P20"><text:span text:style-name="T3"><text:s text:c="4"/></text:span><text:span text:style-name="T9">private</text:span><text:span text:style-name="T3"> Socket socket</text:span><text:span text:style-name="T11">;</text:span></text:p>
      <text:p text:style-name="P20"><text:span text:style-name="T3"><text:s text:c="4"/></text:span><text:span text:style-name="T9">private</text:span><text:span text:style-name="T3"> OutputStream oStream</text:span><text:span text:style-name="T11">;</text:span></text:p>
      <text:p text:style-name="P15"><text:s text:c="4"/></text:p>
      <text:p text:style-name="P20"><text:span text:style-name="T3"><text:s text:c="4"/></text:span><text:span text:style-name="T9">public</text:span><text:span text:style-name="T3"> Petra</text:span><text:span text:style-name="T11">(</text:span><text:span text:style-name="T3">String ip</text:span><text:span text:style-name="T11">,</text:span><text:span text:style-name="T3"> </text:span><text:span text:style-name="T9">int</text:span><text:span text:style-name="T3"> port</text:span><text:span text:style-name="T11">)</text:span></text:p>
      <text:p text:style-name="P20"><text:span text:style-name="T3"><text:s text:c="4"/></text:span><text:span text:style-name="T11">{</text:span><text:span text:style-name="T3"> <text:s text:c="7"/></text:span></text:p>
      <text:p text:style-name="P20"><text:span text:style-name="T3"><text:s text:c="8"/>actuateurs </text:span><text:span text:style-name="T11">=</text:span><text:span text:style-name="T3"> </text:span><text:span text:style-name="T13">0</text:span><text:span text:style-name="T11">;</text:span></text:p>
      <text:p text:style-name="P15"><text:s text:c="8"/></text:p>
      <text:p text:style-name="P20"><text:span text:style-name="T3"><text:s text:c="8"/></text:span><text:span text:style-name="T18">this</text:span><text:span text:style-name="T11">.</text:span><text:span text:style-name="T3">ip </text:span><text:span text:style-name="T11">=</text:span><text:span text:style-name="T3"> ip</text:span><text:span text:style-name="T11">;</text:span></text:p>
      <text:p text:style-name="P20"><text:span text:style-name="T3"><text:s text:c="8"/></text:span><text:span text:style-name="T18">this</text:span><text:span text:style-name="T11">.</text:span><text:span text:style-name="T3">port </text:span><text:span text:style-name="T11">=</text:span><text:span text:style-name="T3"> port</text:span><text:span text:style-name="T11">;</text:span></text:p>
      <text:p text:style-name="P15"><text:s text:c="8"/></text:p>
      <text:p text:style-name="P20"><text:span text:style-name="T3"><text:s text:c="8"/></text:span><text:span text:style-name="T18">try</text:span><text:span text:style-name="T3"> </text:span><text:span text:style-name="T11">{</text:span></text:p>
      <text:p text:style-name="P20"><text:span text:style-name="T3"><text:s text:c="12"/></text:span><text:span text:style-name="T15">// Connection au petra</text:span></text:p>
      <text:p text:style-name="P20"><text:span text:style-name="T3"><text:s text:c="12"/>socket </text:span><text:span text:style-name="T11">=</text:span><text:span text:style-name="T3"> </text:span><text:span text:style-name="T18">new</text:span><text:span text:style-name="T3"> Socket</text:span><text:span text:style-name="T11">(</text:span><text:span text:style-name="T3">ip</text:span><text:span text:style-name="T11">,</text:span><text:span text:style-name="T3"> port</text:span><text:span text:style-name="T11">);</text:span></text:p>
      <text:p text:style-name="P20"><text:span text:style-name="T3"><text:s text:c="12"/>oStream </text:span><text:span text:style-name="T11">=</text:span><text:span text:style-name="T3"> socket</text:span><text:span text:style-name="T11">.</text:span><text:span text:style-name="T3">getOutputStream</text:span><text:span text:style-name="T11">();</text:span></text:p>
      <text:p text:style-name="P20"><text:span text:style-name="T3"><text:s text:c="8"/></text:span><text:span text:style-name="T11">}</text:span><text:span text:style-name="T3"> </text:span><text:span text:style-name="T18">catch</text:span><text:span text:style-name="T3"> </text:span><text:span text:style-name="T11">(</text:span><text:span text:style-name="T3">UnknownHostException ex</text:span><text:span text:style-name="T11">)</text:span><text:span text:style-name="T3"> </text:span><text:span text:style-name="T11">{</text:span></text:p>
      <text:p text:style-name="P20"><text:span text:style-name="T3"><text:s text:c="12"/>System</text:span><text:span text:style-name="T11">.</text:span><text:span text:style-name="T3">out</text:span><text:span text:style-name="T11">.</text:span><text:span text:style-name="T3">println</text:span><text:span text:style-name="T11">(</text:span><text:span text:style-name="T20">"Erreur d'ip"</text:span><text:span text:style-name="T11">);</text:span></text:p>
      <text:p text:style-name="P20"><text:span text:style-name="T3"><text:s text:c="8"/></text:span><text:span text:style-name="T11">}</text:span><text:span text:style-name="T3"> </text:span><text:span text:style-name="T18">catch</text:span><text:span text:style-name="T3"> </text:span><text:span text:style-name="T11">(</text:span><text:span text:style-name="T3">IOException ex</text:span><text:span text:style-name="T11">)</text:span><text:span text:style-name="T3"> </text:span><text:span text:style-name="T11">{</text:span></text:p>
      <text:p text:style-name="P20"><text:span text:style-name="T3"><text:s text:c="12"/>System</text:span><text:span text:style-name="T11">.</text:span><text:span text:style-name="T3">out</text:span><text:span text:style-name="T11">.</text:span><text:span text:style-name="T3">println</text:span><text:span text:style-name="T11">(</text:span><text:span text:style-name="T20">"Erreur d'accept"</text:span><text:span text:style-name="T11">);</text:span></text:p>
      <text:p text:style-name="P20"><text:span text:style-name="T3"><text:s text:c="8"/></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23">/**</text:span></text:p>
      <text:p text:style-name="P22"><text:s text:c="5"/>* Envois le message au PETRA</text:p>
      <text:p text:style-name="P22"><text:s text:c="5"/>* </text:p>
      <text:p text:style-name="P20"><text:span text:style-name="T23"><text:s text:c="5"/>* </text:span><text:span text:style-name="T24">@param</text:span><text:span text:style-name="T23"> message <text:s text:c="2"/>Message que l'on envoit</text:span></text:p>
      <text:p text:style-name="P22"><text:s text:c="5"/>*/</text:p>
      <text:p text:style-name="P20"><text:span text:style-name="T3"><text:s text:c="4"/></text:span><text:span text:style-name="T9">private</text:span><text:span text:style-name="T3"> </text:span><text:span text:style-name="T9">void</text:span><text:span text:style-name="T3"> send</text:span><text:span text:style-name="T11">(</text:span><text:span text:style-name="T3">String message</text:span><text:span text:style-name="T11">)</text:span></text:p>
      <text:p text:style-name="P20"><text:span text:style-name="T3"><text:s text:c="4"/></text:span><text:span text:style-name="T11">{</text:span></text:p>
      <text:p text:style-name="P20"><text:span text:style-name="T3"><text:s text:c="8"/></text:span><text:span text:style-name="T9">int</text:span><text:span text:style-name="T3"> num </text:span><text:span text:style-name="T11">=</text:span><text:span text:style-name="T3"> Integer</text:span><text:span text:style-name="T11">.</text:span><text:span text:style-name="T3">parseInt</text:span><text:span text:style-name="T11">(</text:span><text:span text:style-name="T3">message</text:span><text:span text:style-name="T11">);</text:span></text:p>
      <text:p text:style-name="P20"><text:span text:style-name="T3"><text:s text:c="8"/>String bin </text:span><text:span text:style-name="T11">=</text:span><text:span text:style-name="T3"> Integer</text:span><text:span text:style-name="T11">.</text:span><text:span text:style-name="T3">toBinaryString</text:span><text:span text:style-name="T11">(</text:span><text:span text:style-name="T3">num</text:span><text:span text:style-name="T11">);</text:span></text:p>
      <text:p text:style-name="P15"><text:s text:c="8"/></text:p>
      <text:p text:style-name="P20"><text:soft-page-break/><text:span text:style-name="T3"><text:s text:c="8"/></text:span><text:span text:style-name="T9">int</text:span><text:span text:style-name="T3"> size </text:span><text:span text:style-name="T11">=</text:span><text:span text:style-name="T3"> bin</text:span><text:span text:style-name="T11">.</text:span><text:span text:style-name="T3">length</text:span><text:span text:style-name="T11">();</text:span></text:p>
      <text:p text:style-name="P20"><text:span text:style-name="T3"><text:s text:c="8"/></text:span><text:span text:style-name="T18">for</text:span><text:span text:style-name="T11">(</text:span><text:span text:style-name="T9">int</text:span><text:span text:style-name="T3"> i</text:span><text:span text:style-name="T11">=</text:span><text:span text:style-name="T13">0</text:span><text:span text:style-name="T11">;</text:span><text:span text:style-name="T3"> i</text:span><text:span text:style-name="T11">&lt;</text:span><text:span text:style-name="T13">8</text:span><text:span text:style-name="T11">-</text:span><text:span text:style-name="T3">size</text:span><text:span text:style-name="T11">;</text:span><text:span text:style-name="T3"> i</text:span><text:span text:style-name="T11">++)</text:span><text:span text:style-name="T3"> </text:span><text:span text:style-name="T11">{</text:span></text:p>
      <text:p text:style-name="P20"><text:span text:style-name="T3"><text:s text:c="12"/>bin </text:span><text:span text:style-name="T11">=</text:span><text:span text:style-name="T3"> </text:span><text:span text:style-name="T20">"0"</text:span><text:span text:style-name="T3"> </text:span><text:span text:style-name="T11">+</text:span><text:span text:style-name="T3"> bin</text:span><text:span text:style-name="T11">;</text:span></text:p>
      <text:p text:style-name="P20"><text:span text:style-name="T3"><text:s text:c="8"/></text:span><text:span text:style-name="T11">}</text:span></text:p>
      <text:p text:style-name="P20"><text:span text:style-name="T3"><text:s text:c="8"/>System</text:span><text:span text:style-name="T11">.</text:span><text:span text:style-name="T3">out</text:span><text:span text:style-name="T11">.</text:span><text:span text:style-name="T3">println</text:span><text:span text:style-name="T11">(</text:span><text:span text:style-name="T20">"Valeur envoyée: "</text:span><text:span text:style-name="T3"> </text:span><text:span text:style-name="T11">+</text:span><text:span text:style-name="T3"> bin </text:span><text:span text:style-name="T11">+</text:span><text:span text:style-name="T3"> </text:span><text:span text:style-name="T20">"."</text:span><text:span text:style-name="T3"> </text:span><text:span text:style-name="T11">+</text:span><text:span text:style-name="T3"> message</text:span><text:span text:style-name="T11">);</text:span></text:p>
      <text:p text:style-name="P15"><text:s text:c="8"/></text:p>
      <text:p text:style-name="P20"><text:span text:style-name="T3"><text:s text:c="8"/></text:span><text:span text:style-name="T18">try</text:span><text:span text:style-name="T3"> </text:span><text:span text:style-name="T11">{</text:span></text:p>
      <text:p text:style-name="P20"><text:span text:style-name="T3"><text:s text:c="12"/>oStream</text:span><text:span text:style-name="T11">.</text:span><text:span text:style-name="T3">write</text:span><text:span text:style-name="T11">(</text:span><text:span text:style-name="T3">message</text:span><text:span text:style-name="T11">.</text:span><text:span text:style-name="T3">getBytes</text:span><text:span text:style-name="T11">());</text:span></text:p>
      <text:p text:style-name="P20"><text:span text:style-name="T3"><text:s text:c="8"/></text:span><text:span text:style-name="T11">}</text:span><text:span text:style-name="T3"> </text:span><text:span text:style-name="T18">catch</text:span><text:span text:style-name="T3"> </text:span><text:span text:style-name="T11">(</text:span><text:span text:style-name="T3">IOException ex</text:span><text:span text:style-name="T11">)</text:span><text:span text:style-name="T3"> </text:span><text:span text:style-name="T11">{</text:span></text:p>
      <text:p text:style-name="P20"><text:span text:style-name="T3"><text:s text:c="12"/>Logger</text:span><text:span text:style-name="T11">.</text:span><text:span text:style-name="T3">getLogger</text:span><text:span text:style-name="T11">(</text:span><text:span text:style-name="T3">Petra</text:span><text:span text:style-name="T11">.</text:span><text:span text:style-name="T9">class</text:span><text:span text:style-name="T11">.</text:span><text:span text:style-name="T3">getName</text:span><text:span text:style-name="T11">()).</text:span><text:span text:style-name="T3">log</text:span><text:span text:style-name="T11">(</text:span><text:span text:style-name="T3">Level</text:span><text:span text:style-name="T11">.</text:span><text:span text:style-name="T3">SEVERE</text:span><text:span text:style-name="T11">,</text:span><text:span text:style-name="T3"> </text:span><text:span text:style-name="T18">null</text:span><text:span text:style-name="T11">,</text:span><text:span text:style-name="T3"> ex</text:span><text:span text:style-name="T11">);</text:span></text:p>
      <text:p text:style-name="P20"><text:span text:style-name="T3"><text:s text:c="8"/></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23">/**</text:span></text:p>
      <text:p text:style-name="P22"><text:s text:c="5"/>* Allume ou eteint le PETRA</text:p>
      <text:p text:style-name="P22"><text:s text:c="5"/>*/</text:p>
      <text:p text:style-name="P20"><text:span text:style-name="T3"><text:s text:c="4"/></text:span><text:span text:style-name="T9">public</text:span><text:span text:style-name="T3"> </text:span><text:span text:style-name="T9">void</text:span><text:span text:style-name="T3"> switchState</text:span><text:span text:style-name="T11">()</text:span></text:p>
      <text:p text:style-name="P20"><text:span text:style-name="T3"><text:s text:c="4"/></text:span><text:span text:style-name="T11">{</text:span></text:p>
      <text:p text:style-name="P20"><text:span text:style-name="T3"><text:s text:c="8"/>send</text:span><text:span text:style-name="T11">(</text:span><text:span text:style-name="T20">"SWITCH_STATE"</text:span><text:span text:style-name="T11">);</text:span></text:p>
      <text:p text:style-name="P20"><text:span text:style-name="T3"><text:s text:c="4"/></text:span><text:span text:style-name="T11">}</text:span></text:p>
      <text:p text:style-name="P15"><text:s text:c="4"/></text:p>
      <text:p text:style-name="P20"><text:span text:style-name="T3"><text:s text:c="4"/></text:span><text:span text:style-name="T23">/**</text:span></text:p>
      <text:p text:style-name="P22"><text:s text:c="5"/>* Modifie la valeur du bit donné</text:p>
      <text:p text:style-name="P22"><text:s text:c="5"/>* </text:p>
      <text:p text:style-name="P20"><text:span text:style-name="T23"><text:s text:c="5"/>* </text:span><text:span text:style-name="T24">@param</text:span><text:span text:style-name="T23"> bit <text:s text:c="6"/>Actuateur ciblé</text:span></text:p>
      <text:p text:style-name="P20"><text:span text:style-name="T23"><text:s text:c="5"/>* </text:span><text:span text:style-name="T24">@param</text:span><text:span text:style-name="T23"> value <text:s text:c="4"/>Nouvelle valeur</text:span></text:p>
      <text:p text:style-name="P22"><text:s text:c="5"/>*/</text:p>
      <text:p text:style-name="P20"><text:span text:style-name="T3"><text:s text:c="4"/></text:span><text:span text:style-name="T9">public</text:span><text:span text:style-name="T3"> </text:span><text:span text:style-name="T9">void</text:span><text:span text:style-name="T3"> setActuateur</text:span><text:span text:style-name="T11">(</text:span><text:span text:style-name="T9">int</text:span><text:span text:style-name="T3"> bit</text:span><text:span text:style-name="T11">,</text:span><text:span text:style-name="T3"> </text:span><text:span text:style-name="T9">boolean</text:span><text:span text:style-name="T3"> value</text:span><text:span text:style-name="T11">)</text:span></text:p>
      <text:p text:style-name="P20"><text:span text:style-name="T3"><text:s text:c="4"/></text:span><text:span text:style-name="T11">{</text:span></text:p>
      <text:p text:style-name="P20"><text:span text:style-name="T3"><text:s text:c="8"/></text:span><text:span text:style-name="T18">if</text:span><text:span text:style-name="T11">(</text:span><text:span text:style-name="T3">value</text:span><text:span text:style-name="T11">)</text:span><text:span text:style-name="T3"> </text:span><text:span text:style-name="T11">{</text:span><text:span text:style-name="T3"> </text:span><text:span text:style-name="T15">// Mise a 1</text:span></text:p>
      <text:p text:style-name="P20"><text:span text:style-name="T3"><text:s text:c="12"/>actuateurs </text:span><text:span text:style-name="T11">|=</text:span><text:span text:style-name="T3"> </text:span><text:span text:style-name="T11">(</text:span><text:span text:style-name="T13">1</text:span><text:span text:style-name="T3"> </text:span><text:span text:style-name="T11">&lt;&lt;</text:span><text:span text:style-name="T3"> bit</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span text:style-name="T3"> <text:s text:c="5"/></text:span><text:span text:style-name="T15">// Mise a 0</text:span></text:p>
      <text:p text:style-name="P20"><text:span text:style-name="T3"><text:s text:c="12"/>actuateurs </text:span><text:span text:style-name="T11">&amp;=</text:span><text:span text:style-name="T3"> </text:span><text:span text:style-name="T11">~(</text:span><text:span text:style-name="T13">1</text:span><text:span text:style-name="T3"> </text:span><text:span text:style-name="T11">&lt;&lt;</text:span><text:span text:style-name="T3"> bit</text:span><text:span text:style-name="T11">);</text:span></text:p>
      <text:p text:style-name="P20"><text:span text:style-name="T3"><text:s text:c="8"/></text:span><text:span text:style-name="T11">}</text:span></text:p>
      <text:p text:style-name="P15"><text:s text:c="8"/></text:p>
      <text:p text:style-name="P20"><text:span text:style-name="T3"><text:s text:c="8"/></text:span><text:span text:style-name="T15">// Seul l'envoi de CP ne change pas les actuateurs</text:span></text:p>
      <text:p text:style-name="P20"><text:span text:style-name="T3"><text:s text:c="8"/></text:span><text:span text:style-name="T15">// l'envoi de CP + 1 doit etre fait pour changer la valeur</text:span></text:p>
      <text:p text:style-name="P20"><text:span text:style-name="T3"><text:s text:c="8"/></text:span><text:span text:style-name="T18">if</text:span><text:span text:style-name="T11">(</text:span><text:span text:style-name="T3">bit </text:span><text:span text:style-name="T11">!=</text:span><text:span text:style-name="T3"> CP</text:span><text:span text:style-name="T11">)</text:span></text:p>
      <text:p text:style-name="P20"><text:span text:style-name="T3"><text:s text:c="8"/></text:span><text:span text:style-name="T11">{</text:span></text:p>
      <text:p text:style-name="P20"><text:span text:style-name="T3"><text:s text:c="12"/>System</text:span><text:span text:style-name="T11">.</text:span><text:span text:style-name="T3">out</text:span><text:span text:style-name="T11">.</text:span><text:span text:style-name="T3">println</text:span><text:span text:style-name="T11">(</text:span><text:span text:style-name="T3">CP </text:span><text:span text:style-name="T11">+</text:span><text:span text:style-name="T3"> </text:span><text:span text:style-name="T20">" Envoi de "</text:span><text:span text:style-name="T3"> </text:span><text:span text:style-name="T11">+</text:span><text:span text:style-name="T3"> bit</text:span><text:span text:style-name="T11">);</text:span></text:p>
      <text:p text:style-name="P20"><text:span text:style-name="T3"><text:s text:c="12"/>send</text:span><text:span text:style-name="T11">(</text:span><text:span text:style-name="T3">String</text:span><text:span text:style-name="T11">.</text:span><text:span text:style-name="T3">valueOf</text:span><text:span text:style-name="T11">(</text:span><text:span text:style-name="T3">actuateurs</text:span><text:span text:style-name="T11">));</text:span></text:p>
      <text:p text:style-name="P20"><text:span text:style-name="T3"><text:s text:c="8"/></text:span><text:span text:style-name="T11">}</text:span></text:p>
      <text:p text:style-name="P20"><text:span text:style-name="T3"><text:s text:c="4"/></text:span><text:span text:style-name="T11">}</text:span></text:p>
      <text:p text:style-name="P21">}</text:p>
      <text:p text:style-name="Text_20_body"/>
      <text:h text:style-name="P29" text:outline-level="3">Client: GUISupervision.java</text:h>
      <text:p text:style-name="Text_20_body"/>
      <text:p text:style-name="Standard"><text:span text:style-name="T8">package</text:span><text:span text:style-name="T2"> supervisionpetra</text:span><text:span text:style-name="T11">;</text:span></text:p>
      <text:p text:style-name="P15"/>
      <text:p text:style-name="P20"><text:span text:style-name="T18">import</text:span><text:span text:style-name="T3"> java</text:span><text:span text:style-name="T11">.</text:span><text:span text:style-name="T3">io</text:span><text:span text:style-name="T11">.</text:span><text:span text:style-name="T3">BufferedReader</text:span><text:span text:style-name="T11">;</text:span></text:p>
      <text:p text:style-name="P20"><text:span text:style-name="T18">import</text:span><text:span text:style-name="T3"> java</text:span><text:span text:style-name="T11">.</text:span><text:span text:style-name="T3">io</text:span><text:span text:style-name="T11">.</text:span><text:span text:style-name="T3">IOException</text:span><text:span text:style-name="T11">;</text:span></text:p>
      <text:p text:style-name="P20"><text:span text:style-name="T18">import</text:span><text:span text:style-name="T3"> java</text:span><text:span text:style-name="T11">.</text:span><text:span text:style-name="T3">io</text:span><text:span text:style-name="T11">.</text:span><text:span text:style-name="T3">InputStreamReader</text:span><text:span text:style-name="T11">;</text:span></text:p>
      <text:p text:style-name="P20"><text:span text:style-name="T18">import</text:span><text:span text:style-name="T3"> java</text:span><text:span text:style-name="T11">.</text:span><text:span text:style-name="T3">net</text:span><text:span text:style-name="T11">.</text:span><text:span text:style-name="T3">ServerSocket</text:span><text:span text:style-name="T11">;</text:span></text:p>
      <text:p text:style-name="P20"><text:span text:style-name="T18">import</text:span><text:span text:style-name="T3"> java</text:span><text:span text:style-name="T11">.</text:span><text:span text:style-name="T3">net</text:span><text:span text:style-name="T11">.</text:span><text:span text:style-name="T3">Socket</text:span><text:span text:style-name="T11">;</text:span></text:p>
      <text:p text:style-name="P20"><text:span text:style-name="T18">import</text:span><text:span text:style-name="T3"> javax</text:span><text:span text:style-name="T11">.</text:span><text:span text:style-name="T3">swing</text:span><text:span text:style-name="T11">.</text:span><text:span text:style-name="T3">event</text:span><text:span text:style-name="T11">.</text:span><text:span text:style-name="T3">ChangeEvent</text:span><text:span text:style-name="T11">;</text:span></text:p>
      <text:p text:style-name="P20"><text:span text:style-name="T18">import</text:span><text:span text:style-name="T3"> javax</text:span><text:span text:style-name="T11">.</text:span><text:span text:style-name="T3">swing</text:span><text:span text:style-name="T11">.</text:span><text:span text:style-name="T3">event</text:span><text:span text:style-name="T11">.</text:span><text:span text:style-name="T3">ChangeListener</text:span><text:span text:style-name="T11">;</text:span></text:p>
      <text:p text:style-name="P15"/>
      <text:p text:style-name="P20"><text:span text:style-name="T9">public</text:span><text:span text:style-name="T3"> </text:span><text:span text:style-name="T9">class</text:span><text:span text:style-name="T3"> GuiSupervision </text:span><text:span text:style-name="T18">extends</text:span><text:span text:style-name="T3"> javax</text:span><text:span text:style-name="T11">.</text:span><text:span text:style-name="T3">swing</text:span><text:span text:style-name="T11">.</text:span><text:span text:style-name="T3">JFrame </text:span><text:span text:style-name="T11">{</text:span></text:p>
      <text:p text:style-name="P20"><text:span text:style-name="T3"><text:s text:c="4"/></text:span><text:span text:style-name="T9">private</text:span><text:span text:style-name="T3"> Petra petra</text:span><text:span text:style-name="T11">;</text:span></text:p>
      <text:p text:style-name="P20"><text:span text:style-name="T3"><text:s text:c="4"/></text:span><text:span text:style-name="T9">private</text:span><text:span text:style-name="T3"> ServerSocket server</text:span><text:span text:style-name="T11">;</text:span></text:p>
      <text:p text:style-name="P20"><text:span text:style-name="T3"><text:s text:c="4"/></text:span><text:span text:style-name="T9">public</text:span><text:span text:style-name="T3"> GuiSupervision</text:span><text:span text:style-name="T11">()</text:span><text:span text:style-name="T3"> </text:span><text:span text:style-name="T11">{</text:span></text:p>
      <text:p text:style-name="P20"><text:span text:style-name="T3"><text:s text:c="8"/>initComponents</text:span><text:span text:style-name="T11">();</text:span></text:p>
      <text:p text:style-name="P15"><text:s text:c="8"/></text:p>
      <text:p text:style-name="P20"><text:span text:style-name="T3"><text:s text:c="8"/>petra </text:span><text:span text:style-name="T11">=</text:span><text:span text:style-name="T3"> </text:span><text:span text:style-name="T18">new</text:span><text:span text:style-name="T3"> Petra</text:span><text:span text:style-name="T11">(</text:span><text:span text:style-name="T20">"10.59.40.67"</text:span><text:span text:style-name="T11">,</text:span><text:span text:style-name="T3"> </text:span><text:span text:style-name="T13">27016</text:span><text:span text:style-name="T11">);</text:span></text:p>
      <text:p text:style-name="P15"><text:s text:c="8"/></text:p>
      <text:p text:style-name="P20"><text:span text:style-name="T3"><text:s text:c="8"/>System</text:span><text:span text:style-name="T11">.</text:span><text:span text:style-name="T3">out</text:span><text:span text:style-name="T11">.</text:span><text:span text:style-name="T3">println</text:span><text:span text:style-name="T11">(</text:span><text:span text:style-name="T20">"Ajout du changeSlider"</text:span><text:span text:style-name="T11">);</text:span></text:p>
      <text:p text:style-name="P20"><text:span text:style-name="T3"><text:s text:c="8"/>setCP</text:span><text:span text:style-name="T11">.</text:span><text:span text:style-name="T3">addChangeListener</text:span><text:span text:style-name="T11">(</text:span><text:span text:style-name="T18">new</text:span><text:span text:style-name="T3"> changeSlider</text:span><text:span text:style-name="T11">());</text:span></text:p>
      <text:p text:style-name="P15"><text:s text:c="16"/></text:p>
      <text:p text:style-name="P20"><text:span text:style-name="T3"><text:s text:c="8"/>System</text:span><text:span text:style-name="T11">.</text:span><text:span text:style-name="T3">out</text:span><text:span text:style-name="T11">.</text:span><text:span text:style-name="T3">println</text:span><text:span text:style-name="T11">(</text:span><text:span text:style-name="T20">"Ecoute du PETRA"</text:span><text:span text:style-name="T11">);</text:span></text:p>
      <text:p text:style-name="P20"><text:span text:style-name="T3"><text:s text:c="8"/>Server server </text:span><text:span text:style-name="T11">=</text:span><text:span text:style-name="T3"> </text:span><text:span text:style-name="T18">new</text:span><text:span text:style-name="T3"> Server</text:span><text:span text:style-name="T11">(</text:span><text:span text:style-name="T18">this</text:span><text:span text:style-name="T11">);</text:span></text:p>
      <text:p text:style-name="P20"><text:span text:style-name="T3"><text:s text:c="8"/>server</text:span><text:span text:style-name="T11">.</text:span><text:span text:style-name="T3">start</text:span><text:span text:style-name="T11">();</text:span></text:p>
      <text:p text:style-name="P20"><text:span text:style-name="T3"><text:s text:c="4"/></text:span><text:span text:style-name="T11">}</text:span></text:p>
      <text:p text:style-name="P15"><text:s text:c="4"/></text:p>
      <text:p text:style-name="P20"><text:span text:style-name="T3"><text:s text:c="4"/>@SuppressWarnings</text:span><text:span text:style-name="T11">(</text:span><text:span text:style-name="T20">"unchecked"</text:span><text:span text:style-name="T11">)</text:span></text:p>
      <text:p text:style-name="P20"><text:span text:style-name="T3"><text:s text:c="4"/></text:span><text:span text:style-name="T15">// &lt;editor-fold defaultstate="collapsed" desc="Generated Code"&gt;//GEN-BEGIN:initComponents</text:span></text:p>
      <text:p text:style-name="P20"><text:span text:style-name="T3"><text:s text:c="4"/></text:span><text:span text:style-name="T15">// Initialisation Swing</text:span></text:p>
      <text:p text:style-name="P20"><text:span text:style-name="T3"><text:s text:c="4"/></text:span><text:span text:style-name="T15">// &lt;/editor-fold&gt;//GEN-END:initComponents</text:span></text:p>
      <text:p text:style-name="P15"/>
      <text:p text:style-name="P20"><text:span text:style-name="T3"><text:s text:c="4"/></text:span><text:span text:style-name="T23">/**</text:span></text:p>
      <text:p text:style-name="P22"><text:s text:c="5"/>* Eteint/Allume le dispositif</text:p>
      <text:p text:style-name="P22"><text:s text:c="5"/>*/</text:p>
      <text:p text:style-name="P20"><text:span text:style-name="T3"><text:s text:c="4"/></text:span><text:span text:style-name="T9">private</text:span><text:span text:style-name="T3"> </text:span><text:span text:style-name="T9">void</text:span><text:span text:style-name="T3"> switchState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StateActionPerformed</text:span></text:p>
      <text:p text:style-name="P20"><text:span text:style-name="T3"><text:s text:c="8"/>petra</text:span><text:span text:style-name="T11">.</text:span><text:span text:style-name="T3">switchState</text:span><text:span text:style-name="T11">();</text:span></text:p>
      <text:p text:style-name="P20"><text:span text:style-name="T3"><text:s text:c="4"/></text:span><text:span text:style-name="T11">}</text:span><text:span text:style-name="T15">//GEN-LAST:event_switchStateActionPerformed</text:span></text:p>
      <text:p text:style-name="P15"/>
      <text:p text:style-name="P20"><text:span text:style-name="T3"><text:s text:c="4"/></text:span><text:span text:style-name="T9">private</text:span><text:span text:style-name="T3"> </text:span><text:span text:style-name="T9">void</text:span><text:span text:style-name="T3"> switchC1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C1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C1</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C1</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C1ActionPerformed</text:span></text:p>
      <text:p text:style-name="P15"/>
      <text:p text:style-name="P20"><text:span text:style-name="T3"><text:s text:c="4"/></text:span><text:span text:style-name="T9">private</text:span><text:span text:style-name="T3"> </text:span><text:span text:style-name="T9">void</text:span><text:span text:style-name="T3"> switchC2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C2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C2</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oft-page-break/><text:span text:style-name="T3"><text:s text:c="12"/>petra</text:span><text:span text:style-name="T11">.</text:span><text:span text:style-name="T3">setActuateur</text:span><text:span text:style-name="T11">(</text:span><text:span text:style-name="T3">Petra</text:span><text:span text:style-name="T11">.</text:span><text:span text:style-name="T3">C2</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C2ActionPerformed</text:span></text:p>
      <text:p text:style-name="P15"/>
      <text:p text:style-name="P20"><text:span text:style-name="T3"><text:s text:c="4"/></text:span><text:span text:style-name="T9">private</text:span><text:span text:style-name="T3"> </text:span><text:span text:style-name="T9">void</text:span><text:span text:style-name="T3"> switchPV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PV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PV</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PV</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PVActionPerformed</text:span></text:p>
      <text:p text:style-name="P15"/>
      <text:p text:style-name="P20"><text:span text:style-name="T3"><text:s text:c="4"/></text:span><text:span text:style-name="T9">private</text:span><text:span text:style-name="T3"> </text:span><text:span text:style-name="T9">void</text:span><text:span text:style-name="T3"> switchPA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PA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PA</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PA</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PAActionPerformed</text:span></text:p>
      <text:p text:style-name="P15"/>
      <text:p text:style-name="P20"><text:span text:style-name="T3"><text:s text:c="4"/></text:span><text:span text:style-name="T9">private</text:span><text:span text:style-name="T3"> </text:span><text:span text:style-name="T9">void</text:span><text:span text:style-name="T3"> switchAA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AA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AA</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AA</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AAActionPerformed</text:span></text:p>
      <text:p text:style-name="P15"/>
      <text:p text:style-name="P20"><text:span text:style-name="T3"><text:s text:c="4"/></text:span><text:span text:style-name="T9">private</text:span><text:span text:style-name="T3"> </text:span><text:span text:style-name="T9">void</text:span><text:span text:style-name="T3"> switchGAActionPerformed</text:span><text:span text:style-name="T11">(</text:span><text:span text:style-name="T3">java</text:span><text:span text:style-name="T11">.</text:span><text:span text:style-name="T3">awt</text:span><text:span text:style-name="T11">.</text:span><text:span text:style-name="T3">event</text:span><text:span text:style-name="T11">.</text:span><text:span text:style-name="T3">ActionEvent evt</text:span><text:span text:style-name="T11">)</text:span><text:span text:style-name="T3"> </text:span><text:span text:style-name="T11">{</text:span><text:span text:style-name="T15">//GEN-FIRST:event_switchGAActionPerformed</text:span></text:p>
      <text:p text:style-name="P20"><text:span text:style-name="T3"><text:s text:c="8"/></text:span><text:span text:style-name="T18">if</text:span><text:span text:style-name="T11">(((</text:span><text:span text:style-name="T3">javax</text:span><text:span text:style-name="T11">.</text:span><text:span text:style-name="T3">swing</text:span><text:span text:style-name="T11">.</text:span><text:span text:style-name="T3">JCheckBox</text:span><text:span text:style-name="T11">)(</text:span><text:span text:style-name="T3">evt</text:span><text:span text:style-name="T11">.</text:span><text:span text:style-name="T3">getSource</text:span><text:span text:style-name="T11">())).</text:span><text:span text:style-name="T3">isSelected</text:span><text:span text:style-name="T11">())</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GA</text:span><text:span text:style-name="T11">,</text:span><text:span text:style-name="T3"> </text:span><text:span text:style-name="T18">true</text:span><text:span text:style-name="T11">);</text:span></text:p>
      <text:p text:style-name="P20"><text:span text:style-name="T3"><text:s text:c="8"/></text:span><text:span text:style-name="T11">}</text:span></text:p>
      <text:p text:style-name="P20"><text:span text:style-name="T3"><text:s text:c="8"/></text:span><text:span text:style-name="T18">else</text:span><text:span text:style-name="T3"> </text:span><text:span text:style-name="T11">{</text:span></text:p>
      <text:p text:style-name="P20"><text:span text:style-name="T3"><text:s text:c="12"/>petra</text:span><text:span text:style-name="T11">.</text:span><text:span text:style-name="T3">setActuateur</text:span><text:span text:style-name="T11">(</text:span><text:span text:style-name="T3">Petra</text:span><text:span text:style-name="T11">.</text:span><text:span text:style-name="T3">GA</text:span><text:span text:style-name="T11">,</text:span><text:span text:style-name="T3"> </text:span><text:span text:style-name="T18">false</text:span><text:span text:style-name="T11">);</text:span></text:p>
      <text:p text:style-name="P20"><text:span text:style-name="T3"><text:s text:c="8"/></text:span><text:span text:style-name="T11">}</text:span></text:p>
      <text:p text:style-name="P20"><text:span text:style-name="T3"><text:s text:c="4"/></text:span><text:span text:style-name="T11">}</text:span><text:span text:style-name="T15">//GEN-LAST:event_switchGAActionPerformed</text:span></text:p>
      <text:p text:style-name="P15"/>
      <text:p text:style-name="P20"><text:span text:style-name="T3"><text:s text:c="4"/></text:span><text:span text:style-name="T23">/**</text:span></text:p>
      <text:p text:style-name="P20"><text:span text:style-name="T23"><text:s text:c="5"/>* </text:span><text:span text:style-name="T24">@param</text:span><text:span text:style-name="T23"> args the command line arguments</text:span></text:p>
      <text:p text:style-name="P22"><text:s text:c="5"/>*/</text:p>
      <text:p text:style-name="P20"><text:span text:style-name="T3"><text:s text:c="4"/></text:span><text:span text:style-name="T9">public</text:span><text:span text:style-name="T3"> </text:span><text:span text:style-name="T9">static</text:span><text:span text:style-name="T3"> </text:span><text:span text:style-name="T9">void</text:span><text:span text:style-name="T3"> main</text:span><text:span text:style-name="T11">(</text:span><text:span text:style-name="T3">String args</text:span><text:span text:style-name="T11">[])</text:span><text:span text:style-name="T3"> </text:span><text:span text:style-name="T11">{</text:span></text:p>
      <text:p text:style-name="P20"><text:span text:style-name="T3"><text:s text:c="8"/></text:span><text:span text:style-name="T15">/* Set the Nimbus look and feel */</text:span></text:p>
      <text:p text:style-name="P20"><text:span text:style-name="T3"><text:s text:c="8"/></text:span><text:span text:style-name="T15">//&lt;editor-fold defaultstate="collapsed" desc=" Look and feel setting code (optional) "&gt;</text:span></text:p>
      <text:p text:style-name="P20"><text:span text:style-name="T3"><text:s text:c="8"/></text:span><text:span text:style-name="T15">/* If Nimbus (introduced in Java SE 6) is not available, stay with the default look and feel.</text:span></text:p>
      <text:p text:style-name="P20"><text:span text:style-name="T15"><text:s text:c="9"/>* For details see </text:span><text:span text:style-name="T16">http://download.oracle.com/javase/tutorial/uiswing/lookandfeel/plaf.html</text:span><text:span text:style-name="T17"> </text:span></text:p>
      <text:p text:style-name="P24"><text:s text:c="9"/>*/</text:p>
      <text:p text:style-name="P20"><text:span text:style-name="T4"><text:s text:c="8"/></text:span><text:span text:style-name="T19">try</text:span><text:span text:style-name="T4"> </text:span><text:span text:style-name="T12">{</text:span></text:p>
      <text:p text:style-name="P20"><text:span text:style-name="T4"><text:s text:c="12"/></text:span><text:span text:style-name="T19">for</text:span><text:span text:style-name="T4"> </text:span><text:span text:style-name="T12">(</text:span><text:span text:style-name="T4">javax</text:span><text:span text:style-name="T12">.</text:span><text:span text:style-name="T4">swing</text:span><text:span text:style-name="T12">.</text:span><text:span text:style-name="T4">UIManager</text:span><text:span text:style-name="T12">.</text:span><text:span text:style-name="T4">LookAndFeelInfo info </text:span><text:span text:style-name="T12">:</text:span><text:span text:style-name="T4"> javax</text:span><text:span text:style-name="T12">.</text:span><text:span text:style-name="T4">swing</text:span><text:span text:style-name="T12">.</text:span><text:span text:style-name="T4">UIManager</text:span><text:span text:style-name="T12">.</text:span><text:span text:style-name="T4">getInstalledLookAndFeels</text:span><text:span text:style-name="T12">())</text:span><text:span text:style-name="T4"> </text:span><text:span text:style-name="T12">{</text:span></text:p>
      <text:p text:style-name="P20"><text:span text:style-name="T4"><text:s text:c="16"/></text:span><text:span text:style-name="T19">if</text:span><text:span text:style-name="T4"> </text:span><text:span text:style-name="T12">(</text:span><text:span text:style-name="T21">"Nimbus"</text:span><text:span text:style-name="T12">.</text:span><text:span text:style-name="T4">equals</text:span><text:span text:style-name="T12">(</text:span><text:span text:style-name="T4">info</text:span><text:span text:style-name="T12">.</text:span><text:span text:style-name="T4">getName</text:span><text:span text:style-name="T12">()))</text:span><text:span text:style-name="T4"> </text:span><text:span text:style-name="T12">{</text:span></text:p>
      <text:p text:style-name="P20"><text:span text:style-name="T4"><text:s text:c="20"/>javax</text:span><text:span text:style-name="T12">.</text:span><text:span text:style-name="T4">swing</text:span><text:span text:style-name="T12">.</text:span><text:span text:style-name="T4">UIManager</text:span><text:span text:style-name="T12">.</text:span><text:span text:style-name="T4">setLookAndFeel</text:span><text:span text:style-name="T12">(</text:span><text:span text:style-name="T4">info</text:span><text:span text:style-name="T12">.</text:span><text:span text:style-name="T4">getClassName</text:span><text:span text:style-name="T12">());</text:span></text:p>
      <text:p text:style-name="P20"><text:span text:style-name="T4"><text:s text:c="20"/></text:span><text:span text:style-name="T19">break</text:span><text:span text:style-name="T12">;</text:span></text:p>
      <text:p text:style-name="P20"><text:span text:style-name="T4"><text:s text:c="16"/></text:span><text:span text:style-name="T12">}</text:span></text:p>
      <text:p text:style-name="P20"><text:span text:style-name="T4"><text:s text:c="12"/></text:span><text:span text:style-name="T12">}</text:span></text:p>
      <text:p text:style-name="P20"><text:soft-page-break/><text:span text:style-name="T4"><text:s text:c="8"/></text:span><text:span text:style-name="T12">}</text:span><text:span text:style-name="T4"> </text:span><text:span text:style-name="T19">catch</text:span><text:span text:style-name="T4"> </text:span><text:span text:style-name="T12">(</text:span><text:span text:style-name="T4">ClassNotFoundException </text:span><text:span text:style-name="T12">|</text:span><text:span text:style-name="T4"> InstantiationException </text:span><text:span text:style-name="T12">|</text:span><text:span text:style-name="T4"> IllegalAccessException </text:span><text:span text:style-name="T12">|</text:span><text:span text:style-name="T4"> javax</text:span><text:span text:style-name="T12">.</text:span><text:span text:style-name="T4">swing</text:span><text:span text:style-name="T12">.</text:span><text:span text:style-name="T4">UnsupportedLookAndFeelException ex</text:span><text:span text:style-name="T12">)</text:span><text:span text:style-name="T4"> </text:span><text:span text:style-name="T12">{</text:span></text:p>
      <text:p text:style-name="P20"><text:span text:style-name="T4"><text:s text:c="12"/>java</text:span><text:span text:style-name="T12">.</text:span><text:span text:style-name="T4">util</text:span><text:span text:style-name="T12">.</text:span><text:span text:style-name="T4">logging</text:span><text:span text:style-name="T12">.</text:span><text:span text:style-name="T4">Logger</text:span><text:span text:style-name="T12">.</text:span><text:span text:style-name="T4">getLogger</text:span><text:span text:style-name="T12">(</text:span><text:span text:style-name="T4">GuiSupervision</text:span><text:span text:style-name="T12">.</text:span><text:span text:style-name="T10">class</text:span><text:span text:style-name="T12">.</text:span><text:span text:style-name="T4">getName</text:span><text:span text:style-name="T12">()).</text:span><text:span text:style-name="T4">log</text:span><text:span text:style-name="T12">(</text:span><text:span text:style-name="T4">java</text:span><text:span text:style-name="T12">.</text:span><text:span text:style-name="T4">util</text:span><text:span text:style-name="T12">.</text:span><text:span text:style-name="T4">logging</text:span><text:span text:style-name="T12">.</text:span><text:span text:style-name="T4">Level</text:span><text:span text:style-name="T12">.</text:span><text:span text:style-name="T4">SEVERE</text:span><text:span text:style-name="T12">,</text:span><text:span text:style-name="T4"> </text:span><text:span text:style-name="T19">null</text:span><text:span text:style-name="T12">,</text:span><text:span text:style-name="T4"> ex</text:span><text:span text:style-name="T12">);</text:span></text:p>
      <text:p text:style-name="P20"><text:span text:style-name="T4"><text:s text:c="8"/></text:span><text:span text:style-name="T12">}</text:span></text:p>
      <text:p text:style-name="P20"><text:span text:style-name="T4"><text:s text:c="8"/></text:span><text:span text:style-name="T17">//&lt;/editor-fold&gt;</text:span></text:p>
      <text:p text:style-name="P16"/>
      <text:p text:style-name="P20"><text:span text:style-name="T4"><text:s text:c="8"/></text:span><text:span text:style-name="T17">/* Create and display the form */</text:span></text:p>
      <text:p text:style-name="P20"><text:span text:style-name="T4"><text:s text:c="8"/>java</text:span><text:span text:style-name="T12">.</text:span><text:span text:style-name="T4">awt</text:span><text:span text:style-name="T12">.</text:span><text:span text:style-name="T4">EventQueue</text:span><text:span text:style-name="T12">.</text:span><text:span text:style-name="T4">invokeLater</text:span><text:span text:style-name="T12">(</text:span><text:span text:style-name="T19">new</text:span><text:span text:style-name="T4"> Runnable</text:span><text:span text:style-name="T12">()</text:span><text:span text:style-name="T4"> </text:span><text:span text:style-name="T12">{</text:span></text:p>
      <text:p text:style-name="P20"><text:span text:style-name="T4"><text:s text:c="12"/>@Override</text:span></text:p>
      <text:p text:style-name="P20"><text:span text:style-name="T4"><text:s text:c="12"/></text:span><text:span text:style-name="T10">public</text:span><text:span text:style-name="T4"> </text:span><text:span text:style-name="T10">void</text:span><text:span text:style-name="T4"> run</text:span><text:span text:style-name="T12">()</text:span><text:span text:style-name="T4"> </text:span><text:span text:style-name="T12">{</text:span></text:p>
      <text:p text:style-name="P20"><text:span text:style-name="T4"><text:s text:c="16"/></text:span><text:span text:style-name="T19">new</text:span><text:span text:style-name="T4"> GuiSupervision</text:span><text:span text:style-name="T12">().</text:span><text:span text:style-name="T4">setVisible</text:span><text:span text:style-name="T12">(</text:span><text:span text:style-name="T19">true</text:span><text:span text:style-name="T12">);</text:span></text:p>
      <text:p text:style-name="P20"><text:span text:style-name="T4"><text:s text:c="12"/></text:span><text:span text:style-name="T12">}</text:span></text:p>
      <text:p text:style-name="P20"><text:span text:style-name="T4"><text:s text:c="8"/></text:span><text:span text:style-name="T12">});</text:span></text:p>
      <text:p text:style-name="P20"><text:span text:style-name="T4"><text:s text:c="4"/></text:span><text:span text:style-name="T12">}</text:span></text:p>
      <text:p text:style-name="P20"><text:span text:style-name="T4"><text:s text:c="4"/></text:span><text:span text:style-name="T17">// Variables declaration - do not modify//GEN-BEGIN:variables</text:span></text:p>
      <text:p text:style-name="P20"><text:span text:style-name="T4"><text:s text:c="4"/></text:span><text:span text:style-name="T17">// Declarations de variables Swing</text:span></text:p>
      <text:p text:style-name="P20"><text:span text:style-name="T4"><text:s text:c="4"/></text:span><text:span text:style-name="T17">// End of variables declaration//GEN-END:variables</text:span></text:p>
      <text:p text:style-name="P16"><text:s text:c="4"/></text:p>
      <text:p text:style-name="P20"><text:span text:style-name="T4"><text:s text:c="4"/></text:span><text:span text:style-name="T10">public</text:span><text:span text:style-name="T4"> </text:span><text:span text:style-name="T10">class</text:span><text:span text:style-name="T4"> Server </text:span><text:span text:style-name="T19">extends</text:span><text:span text:style-name="T4"> Thread</text:span></text:p>
      <text:p text:style-name="P20"><text:span text:style-name="T4"><text:s text:c="4"/></text:span><text:span text:style-name="T12">{</text:span></text:p>
      <text:p text:style-name="P20"><text:span text:style-name="T4"><text:s text:c="8"/></text:span><text:span text:style-name="T10">private</text:span><text:span text:style-name="T4"> </text:span><text:span text:style-name="T10">final</text:span><text:span text:style-name="T4"> GuiSupervision parent</text:span><text:span text:style-name="T12">;</text:span></text:p>
      <text:p text:style-name="P16"><text:s text:c="8"/></text:p>
      <text:p text:style-name="P20"><text:span text:style-name="T4"><text:s text:c="8"/></text:span><text:span text:style-name="T10">public</text:span><text:span text:style-name="T4"> Server</text:span><text:span text:style-name="T12">(</text:span><text:span text:style-name="T4">GuiSupervision parent</text:span><text:span text:style-name="T12">)</text:span></text:p>
      <text:p text:style-name="P20"><text:span text:style-name="T4"><text:s text:c="8"/></text:span><text:span text:style-name="T12">{</text:span></text:p>
      <text:p text:style-name="P20"><text:span text:style-name="T4"><text:s text:c="12"/></text:span><text:span text:style-name="T19">this</text:span><text:span text:style-name="T12">.</text:span><text:span text:style-name="T4">parent </text:span><text:span text:style-name="T12">=</text:span><text:span text:style-name="T4"> parent</text:span><text:span text:style-name="T12">;</text:span></text:p>
      <text:p text:style-name="P20"><text:span text:style-name="T4"><text:s text:c="8"/></text:span><text:span text:style-name="T12">}</text:span></text:p>
      <text:p text:style-name="P16"><text:s text:c="8"/></text:p>
      <text:p text:style-name="P20"><text:span text:style-name="T4"><text:s text:c="8"/>@Override</text:span></text:p>
      <text:p text:style-name="P20"><text:span text:style-name="T4"><text:s text:c="8"/></text:span><text:span text:style-name="T10">public</text:span><text:span text:style-name="T4"> </text:span><text:span text:style-name="T10">void</text:span><text:span text:style-name="T4"> run</text:span><text:span text:style-name="T12">()</text:span><text:span text:style-name="T4"> </text:span><text:span text:style-name="T12">{</text:span></text:p>
      <text:p text:style-name="P20"><text:span text:style-name="T4"><text:s text:c="12"/>System</text:span><text:span text:style-name="T12">.</text:span><text:span text:style-name="T4">out</text:span><text:span text:style-name="T12">.</text:span><text:span text:style-name="T4">println</text:span><text:span text:style-name="T12">(</text:span><text:span text:style-name="T21">"LISTEN"</text:span><text:span text:style-name="T12">);</text:span></text:p>
      <text:p text:style-name="P16"/>
      <text:p text:style-name="P20"><text:span text:style-name="T4"><text:s text:c="12"/></text:span><text:span text:style-name="T19">try</text:span></text:p>
      <text:p text:style-name="P20"><text:span text:style-name="T4"><text:s text:c="12"/></text:span><text:span text:style-name="T12">{</text:span></text:p>
      <text:p text:style-name="P20"><text:span text:style-name="T4"><text:s text:c="16"/>server </text:span><text:span text:style-name="T12">=</text:span><text:span text:style-name="T4"> </text:span><text:span text:style-name="T19">new</text:span><text:span text:style-name="T4"> ServerSocket</text:span><text:span text:style-name="T12">(</text:span><text:span text:style-name="T14">27015</text:span><text:span text:style-name="T12">);</text:span></text:p>
      <text:p text:style-name="P20"><text:span text:style-name="T4"><text:s text:c="16"/>server</text:span><text:span text:style-name="T12">.</text:span><text:span text:style-name="T4">setSoTimeout</text:span><text:span text:style-name="T12">(</text:span><text:span text:style-name="T14">100000</text:span><text:span text:style-name="T12">);</text:span></text:p>
      <text:p text:style-name="P20"><text:span text:style-name="T4"><text:s text:c="12"/></text:span><text:span text:style-name="T12">}</text:span><text:span text:style-name="T4"> </text:span><text:span text:style-name="T19">catch</text:span><text:span text:style-name="T4"> </text:span><text:span text:style-name="T12">(</text:span><text:span text:style-name="T4">IOException ioe</text:span><text:span text:style-name="T12">)</text:span><text:span text:style-name="T4"> </text:span><text:span text:style-name="T12">{</text:span></text:p>
      <text:p text:style-name="P20"><text:span text:style-name="T4"><text:s text:c="16"/>System</text:span><text:span text:style-name="T12">.</text:span><text:span text:style-name="T4">err</text:span><text:span text:style-name="T12">.</text:span><text:span text:style-name="T4">println</text:span><text:span text:style-name="T12">(</text:span><text:span text:style-name="T21">"[Cannot initialize Server]\n"</text:span><text:span text:style-name="T4"> </text:span><text:span text:style-name="T12">+</text:span><text:span text:style-name="T4"> ioe</text:span><text:span text:style-name="T12">);</text:span></text:p>
      <text:p text:style-name="P20"><text:span text:style-name="T4"><text:s text:c="16"/></text:span><text:span text:style-name="T19">return</text:span><text:span text:style-name="T12">;</text:span></text:p>
      <text:p text:style-name="P20"><text:span text:style-name="T4"><text:s text:c="12"/></text:span><text:span text:style-name="T12">}</text:span></text:p>
      <text:p text:style-name="P16"/>
      <text:p text:style-name="P20"><text:span text:style-name="T4"><text:s text:c="12"/>Socket clientSocket </text:span><text:span text:style-name="T12">=</text:span><text:span text:style-name="T4"> </text:span><text:span text:style-name="T19">null</text:span><text:span text:style-name="T12">;</text:span></text:p>
      <text:p text:style-name="P20"><text:span text:style-name="T4"><text:s text:c="12"/></text:span><text:span text:style-name="T19">try</text:span><text:span text:style-name="T4"> </text:span><text:span text:style-name="T12">{</text:span></text:p>
      <text:p text:style-name="P20"><text:span text:style-name="T4"><text:s text:c="16"/>System</text:span><text:span text:style-name="T12">.</text:span><text:span text:style-name="T4">out</text:span><text:span text:style-name="T12">.</text:span><text:span text:style-name="T4">println</text:span><text:span text:style-name="T12">(</text:span><text:span text:style-name="T21">"Attente client ..."</text:span><text:span text:style-name="T12">);</text:span></text:p>
      <text:p text:style-name="P20"><text:span text:style-name="T4"><text:s text:c="16"/>clientSocket </text:span><text:span text:style-name="T12">=</text:span><text:span text:style-name="T4"> server</text:span><text:span text:style-name="T12">.</text:span><text:span text:style-name="T4">accept</text:span><text:span text:style-name="T12">();</text:span></text:p>
      <text:p text:style-name="P20"><text:span text:style-name="T4"><text:s text:c="12"/></text:span><text:span text:style-name="T12">}</text:span><text:span text:style-name="T4"> </text:span></text:p>
      <text:p text:style-name="P20"><text:span text:style-name="T4"><text:s text:c="12"/></text:span><text:span text:style-name="T19">catch</text:span><text:span text:style-name="T4"> </text:span><text:span text:style-name="T12">(</text:span><text:span text:style-name="T4">IOException e</text:span><text:span text:style-name="T12">)</text:span><text:span text:style-name="T4"> </text:span><text:span text:style-name="T12">{</text:span></text:p>
      <text:p text:style-name="P20"><text:span text:style-name="T4"><text:s text:c="16"/>System</text:span><text:span text:style-name="T12">.</text:span><text:span text:style-name="T4">out</text:span><text:span text:style-name="T12">.</text:span><text:span text:style-name="T4">println</text:span><text:span text:style-name="T12">(</text:span><text:span text:style-name="T21">"Accept failed"</text:span><text:span text:style-name="T12">);</text:span></text:p>
      <text:p text:style-name="P20"><text:span text:style-name="T4"><text:s text:c="16"/></text:span><text:span text:style-name="T19">return</text:span><text:span text:style-name="T12">;</text:span></text:p>
      <text:p text:style-name="P20"><text:span text:style-name="T4"><text:s text:c="12"/></text:span><text:span text:style-name="T12">}</text:span></text:p>
      <text:p text:style-name="P20"><text:span text:style-name="T4"><text:s text:c="12"/>System</text:span><text:span text:style-name="T12">.</text:span><text:span text:style-name="T4">out</text:span><text:span text:style-name="T12">.</text:span><text:span text:style-name="T4">println</text:span><text:span text:style-name="T12">(</text:span><text:span text:style-name="T21">"Client connecte"</text:span><text:span text:style-name="T12">);</text:span></text:p>
      <text:p text:style-name="P16"/>
      <text:p text:style-name="P20"><text:span text:style-name="T4"><text:s text:c="12"/>BufferedReader in</text:span><text:span text:style-name="T12">;</text:span></text:p>
      <text:p text:style-name="P20"><text:span text:style-name="T4"><text:s text:c="12"/></text:span><text:span text:style-name="T19">try</text:span><text:span text:style-name="T4"> </text:span><text:span text:style-name="T12">{</text:span></text:p>
      <text:p text:style-name="P20"><text:span text:style-name="T4"><text:s text:c="16"/>in </text:span><text:span text:style-name="T12">=</text:span><text:span text:style-name="T4"> </text:span><text:span text:style-name="T19">new</text:span><text:span text:style-name="T4"> BufferedReader</text:span><text:span text:style-name="T12">(</text:span><text:span text:style-name="T19">new</text:span><text:span text:style-name="T4"> InputStreamReader</text:span><text:span text:style-name="T12">(</text:span><text:span text:style-name="T4">clientSocket</text:span><text:span text:style-name="T12">.</text:span><text:span text:style-name="T4">getInputStream</text:span><text:span text:style-name="T12">()));</text:span></text:p>
      <text:p text:style-name="P20"><text:span text:style-name="T4"><text:s text:c="12"/></text:span><text:span text:style-name="T12">}</text:span><text:span text:style-name="T4"> </text:span><text:span text:style-name="T19">catch</text:span><text:span text:style-name="T4"> </text:span><text:span text:style-name="T12">(</text:span><text:span text:style-name="T4">IOException ex</text:span><text:span text:style-name="T12">)</text:span><text:span text:style-name="T4"> </text:span><text:span text:style-name="T12">{</text:span></text:p>
      <text:p text:style-name="P20"><text:span text:style-name="T4"><text:s text:c="16"/>System</text:span><text:span text:style-name="T12">.</text:span><text:span text:style-name="T4">out</text:span><text:span text:style-name="T12">.</text:span><text:span text:style-name="T4">println</text:span><text:span text:style-name="T12">(</text:span><text:span text:style-name="T21">"Input null"</text:span><text:span text:style-name="T12">);</text:span></text:p>
      <text:p text:style-name="P20"><text:span text:style-name="T4"><text:s text:c="16"/></text:span><text:span text:style-name="T19">return</text:span><text:span text:style-name="T12">;</text:span></text:p>
      <text:p text:style-name="P20"><text:span text:style-name="T4"><text:s text:c="12"/></text:span><text:span text:style-name="T12">}</text:span></text:p>
      <text:p text:style-name="P20"><text:span text:style-name="T4"><text:s text:c="12"/>System</text:span><text:span text:style-name="T12">.</text:span><text:span text:style-name="T4">out</text:span><text:span text:style-name="T12">.</text:span><text:span text:style-name="T4">println</text:span><text:span text:style-name="T12">(</text:span><text:span text:style-name="T21">"Debut des communication"</text:span><text:span text:style-name="T12">);</text:span></text:p>
      <text:p text:style-name="P16"><text:soft-page-break/></text:p>
      <text:p text:style-name="P20"><text:span text:style-name="T4"><text:s text:c="12"/>String inputLine</text:span><text:span text:style-name="T12">;</text:span></text:p>
      <text:p text:style-name="P20"><text:span text:style-name="T4"><text:s text:c="12"/></text:span><text:span text:style-name="T19">try</text:span><text:span text:style-name="T4"> </text:span><text:span text:style-name="T12">{</text:span></text:p>
      <text:p text:style-name="P20"><text:span text:style-name="T4"><text:s text:c="16"/></text:span><text:span text:style-name="T19">while</text:span><text:span text:style-name="T12">(</text:span><text:span text:style-name="T19">true</text:span><text:span text:style-name="T12">)</text:span><text:span text:style-name="T4"> </text:span><text:span text:style-name="T12">{</text:span></text:p>
      <text:p text:style-name="P20"><text:span text:style-name="T4"><text:s text:c="20"/>inputLine </text:span><text:span text:style-name="T12">=</text:span><text:span text:style-name="T4"> in</text:span><text:span text:style-name="T12">.</text:span><text:span text:style-name="T4">readLine</text:span><text:span text:style-name="T12">();</text:span></text:p>
      <text:p text:style-name="P20"><text:span text:style-name="T4"><text:s text:c="20"/></text:span><text:span text:style-name="T19">if</text:span><text:span text:style-name="T12">(</text:span><text:span text:style-name="T4">inputLine </text:span><text:span text:style-name="T12">==</text:span><text:span text:style-name="T4"> </text:span><text:span text:style-name="T19">null</text:span><text:span text:style-name="T12">)</text:span><text:span text:style-name="T4"> </text:span><text:span text:style-name="T12">{</text:span></text:p>
      <text:p text:style-name="P20"><text:span text:style-name="T4"><text:s text:c="24"/>System</text:span><text:span text:style-name="T12">.</text:span><text:span text:style-name="T4">out</text:span><text:span text:style-name="T12">.</text:span><text:span text:style-name="T4">println</text:span><text:span text:style-name="T12">(</text:span><text:span text:style-name="T21">"?"</text:span><text:span text:style-name="T12">);</text:span></text:p>
      <text:p text:style-name="P20"><text:span text:style-name="T4"><text:s text:c="24"/></text:span><text:span text:style-name="T19">continue</text:span><text:span text:style-name="T12">;</text:span></text:p>
      <text:p text:style-name="P20"><text:span text:style-name="T4"><text:s text:c="20"/></text:span><text:span text:style-name="T12">}</text:span></text:p>
      <text:p text:style-name="P16"><text:s text:c="20"/></text:p>
      <text:p text:style-name="P20"><text:span text:style-name="T4"><text:s text:c="20"/>System</text:span><text:span text:style-name="T12">.</text:span><text:span text:style-name="T4">out</text:span><text:span text:style-name="T12">.</text:span><text:span text:style-name="T4">println</text:span><text:span text:style-name="T12">(</text:span><text:span text:style-name="T4">inputLine</text:span><text:span text:style-name="T12">);</text:span></text:p>
      <text:p text:style-name="P20"><text:span text:style-name="T4"><text:s text:c="20"/>parent</text:span><text:span text:style-name="T12">.</text:span><text:span text:style-name="T4">changeActuateurs</text:span><text:span text:style-name="T12">(</text:span><text:span text:style-name="T4">Integer</text:span><text:span text:style-name="T12">.</text:span><text:span text:style-name="T4">parseInt</text:span><text:span text:style-name="T12">(</text:span><text:span text:style-name="T4">inputLine</text:span><text:span text:style-name="T12">));</text:span></text:p>
      <text:p text:style-name="P20"><text:span text:style-name="T4"><text:s text:c="16"/></text:span><text:span text:style-name="T12">}</text:span></text:p>
      <text:p text:style-name="P20"><text:span text:style-name="T4"><text:s text:c="12"/></text:span><text:span text:style-name="T12">}</text:span><text:span text:style-name="T4"> </text:span><text:span text:style-name="T19">catch</text:span><text:span text:style-name="T4"> </text:span><text:span text:style-name="T12">(</text:span><text:span text:style-name="T4">IOException ex</text:span><text:span text:style-name="T12">)</text:span><text:span text:style-name="T4"> </text:span><text:span text:style-name="T12">{</text:span></text:p>
      <text:p text:style-name="P20"><text:span text:style-name="T4"><text:s text:c="16"/>System</text:span><text:span text:style-name="T12">.</text:span><text:span text:style-name="T4">out</text:span><text:span text:style-name="T12">.</text:span><text:span text:style-name="T4">println</text:span><text:span text:style-name="T12">(</text:span><text:span text:style-name="T21">"Client déconnecté"</text:span><text:span text:style-name="T12">);</text:span></text:p>
      <text:p text:style-name="P20"><text:span text:style-name="T4"><text:s text:c="12"/></text:span><text:span text:style-name="T12">}</text:span></text:p>
      <text:p text:style-name="P20"><text:span text:style-name="T4"><text:s text:c="8"/></text:span><text:span text:style-name="T12">}</text:span></text:p>
      <text:p text:style-name="P20"><text:span text:style-name="T4"><text:s text:c="4"/></text:span><text:span text:style-name="T12">}</text:span></text:p>
      <text:p text:style-name="P16"><text:s text:c="4"/></text:p>
      <text:p text:style-name="P20"><text:span text:style-name="T4"><text:s text:c="4"/></text:span><text:span text:style-name="T10">public</text:span><text:span text:style-name="T4"> </text:span><text:span text:style-name="T10">class</text:span><text:span text:style-name="T4"> changeSlider </text:span><text:span text:style-name="T19">implements</text:span><text:span text:style-name="T4"> ChangeListener</text:span></text:p>
      <text:p text:style-name="P20"><text:span text:style-name="T4"><text:s text:c="4"/></text:span><text:span text:style-name="T12">{</text:span></text:p>
      <text:p text:style-name="P20"><text:span text:style-name="T4"><text:s text:c="8"/></text:span><text:span text:style-name="T10">int</text:span><text:span text:style-name="T4"> oldValue </text:span><text:span text:style-name="T12">=</text:span><text:span text:style-name="T4"> </text:span><text:span text:style-name="T12">-</text:span><text:span text:style-name="T14">1</text:span><text:span text:style-name="T12">;</text:span></text:p>
      <text:p text:style-name="P16"><text:s text:c="8"/></text:p>
      <text:p text:style-name="P20"><text:span text:style-name="T4"><text:s text:c="8"/>@Override</text:span></text:p>
      <text:p text:style-name="P20"><text:span text:style-name="T4"><text:s text:c="8"/></text:span><text:span text:style-name="T10">public</text:span><text:span text:style-name="T4"> </text:span><text:span text:style-name="T10">void</text:span><text:span text:style-name="T4"> stateChanged</text:span><text:span text:style-name="T12">(</text:span><text:span text:style-name="T4">ChangeEvent ce</text:span><text:span text:style-name="T12">)</text:span></text:p>
      <text:p text:style-name="P20"><text:span text:style-name="T4"><text:s text:c="8"/></text:span><text:span text:style-name="T12">{</text:span></text:p>
      <text:p text:style-name="P20"><text:span text:style-name="T4"><text:s text:c="12"/></text:span><text:span text:style-name="T10">int</text:span><text:span text:style-name="T4"> value </text:span><text:span text:style-name="T12">=</text:span><text:span text:style-name="T4"> </text:span><text:span text:style-name="T12">((</text:span><text:span text:style-name="T4">javax</text:span><text:span text:style-name="T12">.</text:span><text:span text:style-name="T4">swing</text:span><text:span text:style-name="T12">.</text:span><text:span text:style-name="T4">JSlider</text:span><text:span text:style-name="T12">)(</text:span><text:span text:style-name="T4">ce</text:span><text:span text:style-name="T12">.</text:span><text:span text:style-name="T4">getSource</text:span><text:span text:style-name="T12">())).</text:span><text:span text:style-name="T4">getValue</text:span><text:span text:style-name="T12">();</text:span></text:p>
      <text:p text:style-name="P20"><text:span text:style-name="T4"><text:s text:c="12"/></text:span><text:span text:style-name="T19">if</text:span><text:span text:style-name="T12">(</text:span><text:span text:style-name="T4">oldValue </text:span><text:span text:style-name="T12">==</text:span><text:span text:style-name="T4"> value</text:span><text:span text:style-name="T12">)</text:span><text:span text:style-name="T4"> </text:span><text:span text:style-name="T12">{</text:span></text:p>
      <text:p text:style-name="P20"><text:span text:style-name="T4"><text:s text:c="16"/></text:span><text:span text:style-name="T19">return</text:span><text:span text:style-name="T12">;</text:span></text:p>
      <text:p text:style-name="P20"><text:span text:style-name="T4"><text:s text:c="12"/></text:span><text:span text:style-name="T12">}</text:span></text:p>
      <text:p text:style-name="P16"><text:s text:c="12"/></text:p>
      <text:p text:style-name="P20"><text:span text:style-name="T4"><text:s text:c="12"/>oldValue </text:span><text:span text:style-name="T12">=</text:span><text:span text:style-name="T4"> value</text:span><text:span text:style-name="T12">;</text:span></text:p>
      <text:p text:style-name="P16"><text:s text:c="12"/></text:p>
      <text:p text:style-name="P20"><text:span text:style-name="T4"><text:s text:c="12"/></text:span><text:span text:style-name="T17">// Doit envoyer CP puis CP + 1 pour</text:span></text:p>
      <text:p text:style-name="P20"><text:span text:style-name="T4"><text:s text:c="12"/></text:span><text:span text:style-name="T17">// donner les deux bit d'un seul coup</text:span></text:p>
      <text:p text:style-name="P20"><text:span text:style-name="T4"><text:s text:c="12"/>petra</text:span><text:span text:style-name="T12">.</text:span><text:span text:style-name="T4">setActuateur</text:span><text:span text:style-name="T12">(</text:span><text:span text:style-name="T4">Petra</text:span><text:span text:style-name="T12">.</text:span><text:span text:style-name="T4">CP</text:span><text:span text:style-name="T12">,</text:span><text:span text:style-name="T4"> <text:s text:c="5"/></text:span><text:span text:style-name="T12">(</text:span><text:span text:style-name="T4">value </text:span><text:span text:style-name="T12">&amp;</text:span><text:span text:style-name="T4"> </text:span><text:span text:style-name="T14">1</text:span><text:span text:style-name="T12">)</text:span><text:span text:style-name="T4"> </text:span><text:span text:style-name="T12">==</text:span><text:span text:style-name="T4"> </text:span><text:span text:style-name="T14">1</text:span><text:span text:style-name="T12">);</text:span></text:p>
      <text:p text:style-name="P20"><text:span text:style-name="T4"><text:s text:c="12"/>petra</text:span><text:span text:style-name="T12">.</text:span><text:span text:style-name="T4">setActuateur</text:span><text:span text:style-name="T12">(</text:span><text:span text:style-name="T4">Petra</text:span><text:span text:style-name="T12">.</text:span><text:span text:style-name="T4">CP </text:span><text:span text:style-name="T12">+</text:span><text:span text:style-name="T4"> </text:span><text:span text:style-name="T14">1</text:span><text:span text:style-name="T12">,</text:span><text:span text:style-name="T4"> <text:s/></text:span><text:span text:style-name="T12">(</text:span><text:span text:style-name="T4">value </text:span><text:span text:style-name="T12">&gt;&gt;</text:span><text:span text:style-name="T4"> </text:span><text:span text:style-name="T14">1</text:span><text:span text:style-name="T12">)</text:span><text:span text:style-name="T4"> </text:span><text:span text:style-name="T12">==</text:span><text:span text:style-name="T4"> </text:span><text:span text:style-name="T14">1</text:span><text:span text:style-name="T12">);</text:span></text:p>
      <text:p text:style-name="P20"><text:span text:style-name="T4"><text:s text:c="8"/></text:span><text:span text:style-name="T12">}</text:span></text:p>
      <text:p text:style-name="P20"><text:span text:style-name="T4"><text:s text:c="4"/></text:span><text:span text:style-name="T12">}</text:span></text:p>
      <text:p text:style-name="P20"><text:span text:style-name="T12">}</text:span></text:p>
      <text:h text:style-name="P25" text:outline-level="2">Conclusion</text:h>
      <text:p text:style-name="Text_20_body"/>
      <text:p text:style-name="Text_20_body"><text:tab/>La supervision d'un dispositif est un domaine qui offre de nombreuses possibilités et même avec très peu de temps, on peut facilement arriver à un résultat relativement pratique en explorant qu'une infime partie des possibilités que ce genre de programme nous offre.</text:p>
      <text:p text:style-name="Text_20_body"/>
      <text:p text:style-name="Text_20_body"><text:tab/>Le programme présenté ici pourrait être amélioré de nombreuses façon (envoyer une séquence complète au dispositif, programmer le dispositif à distance, estimer la position et le nombre de pièces présentes sur le disposit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4</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2-16T11:45:15.39</dc:date>
    <meta:editing-duration>PT7H28M27S</meta:editing-duration>
    <meta:editing-cycles>53</meta:editing-cycles>
    <meta:generator>OpenOffice.org/3.4.1$Win32 OpenOffice.org_project/341m1$Build-9593</meta:generator>
    <meta:document-statistic meta:table-count="0" meta:image-count="0" meta:object-count="0" meta:page-count="19" meta:paragraph-count="698" meta:word-count="2249" meta:character-count="20598"/>
  </office:meta>
</office:document-meta>
</file>